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l1" table:style-name="ta1">
        <table:shapes>
          <draw:frame draw:z-index="0" draw:style-name="gr1" draw:text-style-name="P1" svg:width="159.99mm" svg:height="89.99mm" svg:x="90.32mm" svg:y="9.04mm">
            <draw:object draw:notify-on-update-of-ranges="Vel1.A2:Vel1.A120 Vel1.B2:Vel1.B1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andtl tip</text:p>
          </table:table-cell>
          <table:table-cell/>
          <table:table-cell office:value-type="string" calcext:value-type="string">
            <text:p>Prandtl ti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7" calcext:value-type="float">
            <text:p>0.0007</text:p>
          </table:table-cell>
          <table:table-cell table:formula="of:=&quot;   &quot;&amp;TEXT([.A2];&quot;0.000000&quot;)&amp;&quot;     &quot;&amp;TEXT([.B2];&quot;0.000000&quot;)" office:value-type="string" office:string-value="   1.000000     0.000700" calcext:value-type="string">
            <text:p><text:s text:c="3"/>1.000000 <text:s text:c="4"/>0.000700</text:p>
          </table:table-cell>
        </table:table-row>
        <table:table-row table:style-name="ro1">
          <table:table-cell office:value-type="float" office:value="0.96091" calcext:value-type="float">
            <text:p>0.96091</text:p>
          </table:table-cell>
          <table:table-cell office:value-type="float" office:value="0.00428" calcext:value-type="float">
            <text:p>0.00428</text:p>
          </table:table-cell>
          <table:table-cell table:formula="of:=&quot;   &quot;&amp;TEXT([.A3];&quot;0.000000&quot;)&amp;&quot;     &quot;&amp;TEXT([.B3];&quot;0.000000&quot;)" office:value-type="string" office:string-value="   0.960910     0.004280" calcext:value-type="string">
            <text:p><text:s text:c="3"/>0.960910 <text:s text:c="4"/>0.004280</text:p>
          </table:table-cell>
        </table:table-row>
        <table:table-row table:style-name="ro1">
          <table:table-cell office:value-type="float" office:value="0.94833" calcext:value-type="float">
            <text:p>0.94833</text:p>
          </table:table-cell>
          <table:table-cell office:value-type="float" office:value="0.0054" calcext:value-type="float">
            <text:p>0.0054</text:p>
          </table:table-cell>
          <table:table-cell table:formula="of:=&quot;   &quot;&amp;TEXT([.A4];&quot;0.000000&quot;)&amp;&quot;     &quot;&amp;TEXT([.B4];&quot;0.000000&quot;)" office:value-type="string" office:string-value="   0.948330     0.005400" calcext:value-type="string">
            <text:p><text:s text:c="3"/>0.948330 <text:s text:c="4"/>0.005400</text:p>
          </table:table-cell>
        </table:table-row>
        <table:table-row table:style-name="ro1">
          <table:table-cell office:value-type="float" office:value="0.93571" calcext:value-type="float">
            <text:p>0.93571</text:p>
          </table:table-cell>
          <table:table-cell office:value-type="float" office:value="0.00654" calcext:value-type="float">
            <text:p>0.00654</text:p>
          </table:table-cell>
          <table:table-cell table:formula="of:=&quot;   &quot;&amp;TEXT([.A5];&quot;0.000000&quot;)&amp;&quot;     &quot;&amp;TEXT([.B5];&quot;0.000000&quot;)" office:value-type="string" office:string-value="   0.935710     0.006540" calcext:value-type="string">
            <text:p><text:s text:c="3"/>0.935710 <text:s text:c="4"/>0.006540</text:p>
          </table:table-cell>
        </table:table-row>
        <table:table-row table:style-name="ro1">
          <table:table-cell office:value-type="float" office:value="0.92307" calcext:value-type="float">
            <text:p>0.92307</text:p>
          </table:table-cell>
          <table:table-cell office:value-type="float" office:value="0.00769" calcext:value-type="float">
            <text:p>0.00769</text:p>
          </table:table-cell>
          <table:table-cell table:formula="of:=&quot;   &quot;&amp;TEXT([.A6];&quot;0.000000&quot;)&amp;&quot;     &quot;&amp;TEXT([.B6];&quot;0.000000&quot;)" office:value-type="string" office:string-value="   0.923070     0.007690" calcext:value-type="string">
            <text:p><text:s text:c="3"/>0.923070 <text:s text:c="4"/>0.007690</text:p>
          </table:table-cell>
        </table:table-row>
        <table:table-row table:style-name="ro1">
          <table:table-cell office:value-type="float" office:value="0.89778" calcext:value-type="float">
            <text:p>0.89778</text:p>
          </table:table-cell>
          <table:table-cell office:value-type="float" office:value="0.00999" calcext:value-type="float">
            <text:p>0.00999</text:p>
          </table:table-cell>
          <table:table-cell table:formula="of:=&quot;   &quot;&amp;TEXT([.A7];&quot;0.000000&quot;)&amp;&quot;     &quot;&amp;TEXT([.B7];&quot;0.000000&quot;)" office:value-type="string" office:string-value="   0.897780     0.009990" calcext:value-type="string">
            <text:p><text:s text:c="3"/>0.897780 <text:s text:c="4"/>0.009990</text:p>
          </table:table-cell>
        </table:table-row>
        <table:table-row table:style-name="ro1">
          <table:table-cell office:value-type="float" office:value="0.88515" calcext:value-type="float">
            <text:p>0.88515</text:p>
          </table:table-cell>
          <table:table-cell office:value-type="float" office:value="0.01114" calcext:value-type="float">
            <text:p>0.01114</text:p>
          </table:table-cell>
          <table:table-cell table:formula="of:=&quot;   &quot;&amp;TEXT([.A8];&quot;0.000000&quot;)&amp;&quot;     &quot;&amp;TEXT([.B8];&quot;0.000000&quot;)" office:value-type="string" office:string-value="   0.885150     0.011140" calcext:value-type="string">
            <text:p><text:s text:c="3"/>0.885150 <text:s text:c="4"/>0.011140</text:p>
          </table:table-cell>
        </table:table-row>
        <table:table-row table:style-name="ro1">
          <table:table-cell office:value-type="float" office:value="0.84728" calcext:value-type="float">
            <text:p>0.84728</text:p>
          </table:table-cell>
          <table:table-cell office:value-type="float" office:value="0.01455" calcext:value-type="float">
            <text:p>0.01455</text:p>
          </table:table-cell>
          <table:table-cell table:formula="of:=&quot;   &quot;&amp;TEXT([.A9];&quot;0.000000&quot;)&amp;&quot;     &quot;&amp;TEXT([.B9];&quot;0.000000&quot;)" office:value-type="string" office:string-value="   0.847280     0.014550" calcext:value-type="string">
            <text:p><text:s text:c="3"/>0.847280 <text:s text:c="4"/>0.014550</text:p>
          </table:table-cell>
        </table:table-row>
        <table:table-row table:style-name="ro1">
          <table:table-cell office:value-type="float" office:value="0.82206" calcext:value-type="float">
            <text:p>0.82206</text:p>
          </table:table-cell>
          <table:table-cell office:value-type="float" office:value="0.01679" calcext:value-type="float">
            <text:p>0.01679</text:p>
          </table:table-cell>
          <table:table-cell table:formula="of:=&quot;   &quot;&amp;TEXT([.A10];&quot;0.000000&quot;)&amp;&quot;     &quot;&amp;TEXT([.B10];&quot;0.000000&quot;)" office:value-type="string" office:string-value="   0.822060     0.016790" calcext:value-type="string">
            <text:p><text:s text:c="3"/>0.822060 <text:s text:c="4"/>0.016790</text:p>
          </table:table-cell>
        </table:table-row>
        <table:table-row table:style-name="ro1">
          <table:table-cell office:value-type="float" office:value="0.80944" calcext:value-type="float">
            <text:p>0.80944</text:p>
          </table:table-cell>
          <table:table-cell office:value-type="float" office:value="0.01789" calcext:value-type="float">
            <text:p>0.01789</text:p>
          </table:table-cell>
          <table:table-cell table:formula="of:=&quot;   &quot;&amp;TEXT([.A11];&quot;0.000000&quot;)&amp;&quot;     &quot;&amp;TEXT([.B11];&quot;0.000000&quot;)" office:value-type="string" office:string-value="   0.809440     0.017890" calcext:value-type="string">
            <text:p><text:s text:c="3"/>0.809440 <text:s text:c="4"/>0.017890</text:p>
          </table:table-cell>
        </table:table-row>
        <table:table-row table:style-name="ro1">
          <table:table-cell office:value-type="float" office:value="0.79683" calcext:value-type="float">
            <text:p>0.79683</text:p>
          </table:table-cell>
          <table:table-cell office:value-type="float" office:value="0.01898" calcext:value-type="float">
            <text:p>0.01898</text:p>
          </table:table-cell>
          <table:table-cell table:formula="of:=&quot;   &quot;&amp;TEXT([.A12];&quot;0.000000&quot;)&amp;&quot;     &quot;&amp;TEXT([.B12];&quot;0.000000&quot;)" office:value-type="string" office:string-value="   0.796830     0.018980" calcext:value-type="string">
            <text:p><text:s text:c="3"/>0.796830 <text:s text:c="4"/>0.018980</text:p>
          </table:table-cell>
        </table:table-row>
        <table:table-row table:style-name="ro1">
          <table:table-cell office:value-type="float" office:value="0.78422" calcext:value-type="float">
            <text:p>0.78422</text:p>
          </table:table-cell>
          <table:table-cell office:value-type="float" office:value="0.02006" calcext:value-type="float">
            <text:p>0.02006</text:p>
          </table:table-cell>
          <table:table-cell table:formula="of:=&quot;   &quot;&amp;TEXT([.A13];&quot;0.000000&quot;)&amp;&quot;     &quot;&amp;TEXT([.B13];&quot;0.000000&quot;)" office:value-type="string" office:string-value="   0.784220     0.020060" calcext:value-type="string">
            <text:p><text:s text:c="3"/>0.784220 <text:s text:c="4"/>0.020060</text:p>
          </table:table-cell>
        </table:table-row>
        <table:table-row table:style-name="ro1">
          <table:table-cell office:value-type="float" office:value="0.7716" calcext:value-type="float">
            <text:p>0.7716</text:p>
          </table:table-cell>
          <table:table-cell office:value-type="float" office:value="0.02113" calcext:value-type="float">
            <text:p>0.02113</text:p>
          </table:table-cell>
          <table:table-cell table:formula="of:=&quot;   &quot;&amp;TEXT([.A14];&quot;0.000000&quot;)&amp;&quot;     &quot;&amp;TEXT([.B14];&quot;0.000000&quot;)" office:value-type="string" office:string-value="   0.771600     0.021130" calcext:value-type="string">
            <text:p><text:s text:c="3"/>0.771600 <text:s text:c="4"/>0.021130</text:p>
          </table:table-cell>
        </table:table-row>
        <table:table-row table:style-name="ro1">
          <table:table-cell office:value-type="float" office:value="0.73374" calcext:value-type="float">
            <text:p>0.73374</text:p>
          </table:table-cell>
          <table:table-cell office:value-type="float" office:value="0.02428" calcext:value-type="float">
            <text:p>0.02428</text:p>
          </table:table-cell>
          <table:table-cell table:formula="of:=&quot;   &quot;&amp;TEXT([.A15];&quot;0.000000&quot;)&amp;&quot;     &quot;&amp;TEXT([.B15];&quot;0.000000&quot;)" office:value-type="string" office:string-value="   0.733740     0.024280" calcext:value-type="string">
            <text:p><text:s text:c="3"/>0.733740 <text:s text:c="4"/>0.024280</text:p>
          </table:table-cell>
        </table:table-row>
        <table:table-row table:style-name="ro1">
          <table:table-cell office:value-type="float" office:value="0.72112" calcext:value-type="float">
            <text:p>0.72112</text:p>
          </table:table-cell>
          <table:table-cell office:value-type="float" office:value="0.02531" calcext:value-type="float">
            <text:p>0.02531</text:p>
          </table:table-cell>
          <table:table-cell table:formula="of:=&quot;   &quot;&amp;TEXT([.A16];&quot;0.000000&quot;)&amp;&quot;     &quot;&amp;TEXT([.B16];&quot;0.000000&quot;)" office:value-type="string" office:string-value="   0.721120     0.025310" calcext:value-type="string">
            <text:p><text:s text:c="3"/>0.721120 <text:s text:c="4"/>0.025310</text:p>
          </table:table-cell>
        </table:table-row>
        <table:table-row table:style-name="ro1">
          <table:table-cell office:value-type="float" office:value="0.69587" calcext:value-type="float">
            <text:p>0.69587</text:p>
          </table:table-cell>
          <table:table-cell office:value-type="float" office:value="0.02734" calcext:value-type="float">
            <text:p>0.02734</text:p>
          </table:table-cell>
          <table:table-cell table:formula="of:=&quot;   &quot;&amp;TEXT([.A17];&quot;0.000000&quot;)&amp;&quot;     &quot;&amp;TEXT([.B17];&quot;0.000000&quot;)" office:value-type="string" office:string-value="   0.695870     0.027340" calcext:value-type="string">
            <text:p><text:s text:c="3"/>0.695870 <text:s text:c="4"/>0.027340</text:p>
          </table:table-cell>
        </table:table-row>
        <table:table-row table:style-name="ro1">
          <table:table-cell office:value-type="float" office:value="0.68325" calcext:value-type="float">
            <text:p>0.68325</text:p>
          </table:table-cell>
          <table:table-cell office:value-type="float" office:value="0.02834" calcext:value-type="float">
            <text:p>0.02834</text:p>
          </table:table-cell>
          <table:table-cell table:formula="of:=&quot;   &quot;&amp;TEXT([.A18];&quot;0.000000&quot;)&amp;&quot;     &quot;&amp;TEXT([.B18];&quot;0.000000&quot;)" office:value-type="string" office:string-value="   0.683250     0.028340" calcext:value-type="string">
            <text:p><text:s text:c="3"/>0.683250 <text:s text:c="4"/>0.028340</text:p>
          </table:table-cell>
        </table:table-row>
        <table:table-row table:style-name="ro1">
          <table:table-cell office:value-type="float" office:value="0.67063" calcext:value-type="float">
            <text:p>0.67063</text:p>
          </table:table-cell>
          <table:table-cell office:value-type="float" office:value="0.02933" calcext:value-type="float">
            <text:p>0.02933</text:p>
          </table:table-cell>
          <table:table-cell table:formula="of:=&quot;   &quot;&amp;TEXT([.A19];&quot;0.000000&quot;)&amp;&quot;     &quot;&amp;TEXT([.B19];&quot;0.000000&quot;)" office:value-type="string" office:string-value="   0.670630     0.029330" calcext:value-type="string">
            <text:p><text:s text:c="3"/>0.670630 <text:s text:c="4"/>0.029330</text:p>
          </table:table-cell>
        </table:table-row>
        <table:table-row table:style-name="ro1">
          <table:table-cell office:value-type="float" office:value="0.65801" calcext:value-type="float">
            <text:p>0.65801</text:p>
          </table:table-cell>
          <table:table-cell office:value-type="float" office:value="0.03031" calcext:value-type="float">
            <text:p>0.03031</text:p>
          </table:table-cell>
          <table:table-cell table:formula="of:=&quot;   &quot;&amp;TEXT([.A20];&quot;0.000000&quot;)&amp;&quot;     &quot;&amp;TEXT([.B20];&quot;0.000000&quot;)" office:value-type="string" office:string-value="   0.658010     0.030310" calcext:value-type="string">
            <text:p><text:s text:c="3"/>0.658010 <text:s text:c="4"/>0.030310</text:p>
          </table:table-cell>
        </table:table-row>
        <table:table-row table:style-name="ro1">
          <table:table-cell office:value-type="float" office:value="0.62017" calcext:value-type="float">
            <text:p>0.62017</text:p>
          </table:table-cell>
          <table:table-cell office:value-type="float" office:value="0.03315" calcext:value-type="float">
            <text:p>0.03315</text:p>
          </table:table-cell>
          <table:table-cell table:formula="of:=&quot;   &quot;&amp;TEXT([.A21];&quot;0.000000&quot;)&amp;&quot;     &quot;&amp;TEXT([.B21];&quot;0.000000&quot;)" office:value-type="string" office:string-value="   0.620170     0.033150" calcext:value-type="string">
            <text:p><text:s text:c="3"/>0.620170 <text:s text:c="4"/>0.033150</text:p>
          </table:table-cell>
        </table:table-row>
        <table:table-row table:style-name="ro1">
          <table:table-cell office:value-type="float" office:value="0.60756" calcext:value-type="float">
            <text:p>0.60756</text:p>
          </table:table-cell>
          <table:table-cell office:value-type="float" office:value="0.03406" calcext:value-type="float">
            <text:p>0.03406</text:p>
          </table:table-cell>
          <table:table-cell table:formula="of:=&quot;   &quot;&amp;TEXT([.A22];&quot;0.000000&quot;)&amp;&quot;     &quot;&amp;TEXT([.B22];&quot;0.000000&quot;)" office:value-type="string" office:string-value="   0.607560     0.034060" calcext:value-type="string">
            <text:p><text:s text:c="3"/>0.607560 <text:s text:c="4"/>0.034060</text:p>
          </table:table-cell>
        </table:table-row>
        <table:table-row table:style-name="ro1">
          <table:table-cell office:value-type="float" office:value="0.59495" calcext:value-type="float">
            <text:p>0.59495</text:p>
          </table:table-cell>
          <table:table-cell office:value-type="float" office:value="0.03496" calcext:value-type="float">
            <text:p>0.03496</text:p>
          </table:table-cell>
          <table:table-cell table:formula="of:=&quot;   &quot;&amp;TEXT([.A23];&quot;0.000000&quot;)&amp;&quot;     &quot;&amp;TEXT([.B23];&quot;0.000000&quot;)" office:value-type="string" office:string-value="   0.594950     0.034960" calcext:value-type="string">
            <text:p><text:s text:c="3"/>0.594950 <text:s text:c="4"/>0.034960</text:p>
          </table:table-cell>
        </table:table-row>
        <table:table-row table:style-name="ro1">
          <table:table-cell office:value-type="float" office:value="0.56975" calcext:value-type="float">
            <text:p>0.56975</text:p>
          </table:table-cell>
          <table:table-cell office:value-type="float" office:value="0.0367" calcext:value-type="float">
            <text:p>0.0367</text:p>
          </table:table-cell>
          <table:table-cell table:formula="of:=&quot;   &quot;&amp;TEXT([.A24];&quot;0.000000&quot;)&amp;&quot;     &quot;&amp;TEXT([.B24];&quot;0.000000&quot;)" office:value-type="string" office:string-value="   0.569750     0.036700" calcext:value-type="string">
            <text:p><text:s text:c="3"/>0.569750 <text:s text:c="4"/>0.036700</text:p>
          </table:table-cell>
        </table:table-row>
        <table:table-row table:style-name="ro1">
          <table:table-cell office:value-type="float" office:value="0.55715" calcext:value-type="float">
            <text:p>0.55715</text:p>
          </table:table-cell>
          <table:table-cell office:value-type="float" office:value="0.03754" calcext:value-type="float">
            <text:p>0.03754</text:p>
          </table:table-cell>
          <table:table-cell table:formula="of:=&quot;   &quot;&amp;TEXT([.A25];&quot;0.000000&quot;)&amp;&quot;     &quot;&amp;TEXT([.B25];&quot;0.000000&quot;)" office:value-type="string" office:string-value="   0.557150     0.037540" calcext:value-type="string">
            <text:p><text:s text:c="3"/>0.557150 <text:s text:c="4"/>0.037540</text:p>
          </table:table-cell>
        </table:table-row>
        <table:table-row table:style-name="ro1">
          <table:table-cell office:value-type="float" office:value="0.54455" calcext:value-type="float">
            <text:p>0.54455</text:p>
          </table:table-cell>
          <table:table-cell office:value-type="float" office:value="0.03836" calcext:value-type="float">
            <text:p>0.03836</text:p>
          </table:table-cell>
          <table:table-cell table:formula="of:=&quot;   &quot;&amp;TEXT([.A26];&quot;0.000000&quot;)&amp;&quot;     &quot;&amp;TEXT([.B26];&quot;0.000000&quot;)" office:value-type="string" office:string-value="   0.544550     0.038360" calcext:value-type="string">
            <text:p><text:s text:c="3"/>0.544550 <text:s text:c="4"/>0.038360</text:p>
          </table:table-cell>
        </table:table-row>
        <table:table-row table:style-name="ro1">
          <table:table-cell office:value-type="float" office:value="0.50678" calcext:value-type="float">
            <text:p>0.50678</text:p>
          </table:table-cell>
          <table:table-cell office:value-type="float" office:value="0.04067" calcext:value-type="float">
            <text:p>0.04067</text:p>
          </table:table-cell>
          <table:table-cell table:formula="of:=&quot;   &quot;&amp;TEXT([.A27];&quot;0.000000&quot;)&amp;&quot;     &quot;&amp;TEXT([.B27];&quot;0.000000&quot;)" office:value-type="string" office:string-value="   0.506780     0.040670" calcext:value-type="string">
            <text:p><text:s text:c="3"/>0.506780 <text:s text:c="4"/>0.040670</text:p>
          </table:table-cell>
        </table:table-row>
        <table:table-row table:style-name="ro1">
          <table:table-cell office:value-type="float" office:value="0.4942" calcext:value-type="float">
            <text:p>0.4942</text:p>
          </table:table-cell>
          <table:table-cell office:value-type="float" office:value="0.04139" calcext:value-type="float">
            <text:p>0.04139</text:p>
          </table:table-cell>
          <table:table-cell table:formula="of:=&quot;   &quot;&amp;TEXT([.A28];&quot;0.000000&quot;)&amp;&quot;     &quot;&amp;TEXT([.B28];&quot;0.000000&quot;)" office:value-type="string" office:string-value="   0.494200     0.041390" calcext:value-type="string">
            <text:p><text:s text:c="3"/>0.494200 <text:s text:c="4"/>0.041390</text:p>
          </table:table-cell>
        </table:table-row>
        <table:table-row table:style-name="ro1">
          <table:table-cell office:value-type="float" office:value="0.48162" calcext:value-type="float">
            <text:p>0.48162</text:p>
          </table:table-cell>
          <table:table-cell office:value-type="float" office:value="0.04208" calcext:value-type="float">
            <text:p>0.04208</text:p>
          </table:table-cell>
          <table:table-cell table:formula="of:=&quot;   &quot;&amp;TEXT([.A29];&quot;0.000000&quot;)&amp;&quot;     &quot;&amp;TEXT([.B29];&quot;0.000000&quot;)" office:value-type="string" office:string-value="   0.481620     0.042080" calcext:value-type="string">
            <text:p><text:s text:c="3"/>0.481620 <text:s text:c="4"/>0.042080</text:p>
          </table:table-cell>
        </table:table-row>
        <table:table-row table:style-name="ro1">
          <table:table-cell office:value-type="float" office:value="0.46904" calcext:value-type="float">
            <text:p>0.46904</text:p>
          </table:table-cell>
          <table:table-cell office:value-type="float" office:value="0.04274" calcext:value-type="float">
            <text:p>0.04274</text:p>
          </table:table-cell>
          <table:table-cell table:formula="of:=&quot;   &quot;&amp;TEXT([.A30];&quot;0.000000&quot;)&amp;&quot;     &quot;&amp;TEXT([.B30];&quot;0.000000&quot;)" office:value-type="string" office:string-value="   0.469040     0.042740" calcext:value-type="string">
            <text:p><text:s text:c="3"/>0.469040 <text:s text:c="4"/>0.042740</text:p>
          </table:table-cell>
        </table:table-row>
        <table:table-row table:style-name="ro1">
          <table:table-cell office:value-type="float" office:value="0.43132" calcext:value-type="float">
            <text:p>0.43132</text:p>
          </table:table-cell>
          <table:table-cell office:value-type="float" office:value="0.04453" calcext:value-type="float">
            <text:p>0.04453</text:p>
          </table:table-cell>
          <table:table-cell table:formula="of:=&quot;   &quot;&amp;TEXT([.A31];&quot;0.000000&quot;)&amp;&quot;     &quot;&amp;TEXT([.B31];&quot;0.000000&quot;)" office:value-type="string" office:string-value="   0.431320     0.044530" calcext:value-type="string">
            <text:p><text:s text:c="3"/>0.431320 <text:s text:c="4"/>0.044530</text:p>
          </table:table-cell>
        </table:table-row>
        <table:table-row table:style-name="ro1">
          <table:table-cell office:value-type="float" office:value="0.4062" calcext:value-type="float">
            <text:p>0.4062</text:p>
          </table:table-cell>
          <table:table-cell office:value-type="float" office:value="0.04556" calcext:value-type="float">
            <text:p>0.04556</text:p>
          </table:table-cell>
          <table:table-cell table:formula="of:=&quot;   &quot;&amp;TEXT([.A32];&quot;0.000000&quot;)&amp;&quot;     &quot;&amp;TEXT([.B32];&quot;0.000000&quot;)" office:value-type="string" office:string-value="   0.406200     0.045560" calcext:value-type="string">
            <text:p><text:s text:c="3"/>0.406200 <text:s text:c="4"/>0.045560</text:p>
          </table:table-cell>
        </table:table-row>
        <table:table-row table:style-name="ro1">
          <table:table-cell office:value-type="float" office:value="0.38108" calcext:value-type="float">
            <text:p>0.38108</text:p>
          </table:table-cell>
          <table:table-cell office:value-type="float" office:value="0.04644" calcext:value-type="float">
            <text:p>0.04644</text:p>
          </table:table-cell>
          <table:table-cell table:formula="of:=&quot;   &quot;&amp;TEXT([.A33];&quot;0.000000&quot;)&amp;&quot;     &quot;&amp;TEXT([.B33];&quot;0.000000&quot;)" office:value-type="string" office:string-value="   0.381080     0.046440" calcext:value-type="string">
            <text:p><text:s text:c="3"/>0.381080 <text:s text:c="4"/>0.046440</text:p>
          </table:table-cell>
        </table:table-row>
        <table:table-row table:style-name="ro1">
          <table:table-cell office:value-type="float" office:value="0.36853" calcext:value-type="float">
            <text:p>0.36853</text:p>
          </table:table-cell>
          <table:table-cell office:value-type="float" office:value="0.04682" calcext:value-type="float">
            <text:p>0.04682</text:p>
          </table:table-cell>
          <table:table-cell table:formula="of:=&quot;   &quot;&amp;TEXT([.A34];&quot;0.000000&quot;)&amp;&quot;     &quot;&amp;TEXT([.B34];&quot;0.000000&quot;)" office:value-type="string" office:string-value="   0.368530     0.046820" calcext:value-type="string">
            <text:p><text:s text:c="3"/>0.368530 <text:s text:c="4"/>0.046820</text:p>
          </table:table-cell>
        </table:table-row>
        <table:table-row table:style-name="ro1">
          <table:table-cell office:value-type="float" office:value="0.35599" calcext:value-type="float">
            <text:p>0.35599</text:p>
          </table:table-cell>
          <table:table-cell office:value-type="float" office:value="0.04716" calcext:value-type="float">
            <text:p>0.04716</text:p>
          </table:table-cell>
          <table:table-cell table:formula="of:=&quot;   &quot;&amp;TEXT([.A35];&quot;0.000000&quot;)&amp;&quot;     &quot;&amp;TEXT([.B35];&quot;0.000000&quot;)" office:value-type="string" office:string-value="   0.355990     0.047160" calcext:value-type="string">
            <text:p><text:s text:c="3"/>0.355990 <text:s text:c="4"/>0.047160</text:p>
          </table:table-cell>
        </table:table-row>
        <table:table-row table:style-name="ro1">
          <table:table-cell office:value-type="float" office:value="0.34346" calcext:value-type="float">
            <text:p>0.34346</text:p>
          </table:table-cell>
          <table:table-cell office:value-type="float" office:value="0.04745" calcext:value-type="float">
            <text:p>0.04745</text:p>
          </table:table-cell>
          <table:table-cell table:formula="of:=&quot;   &quot;&amp;TEXT([.A36];&quot;0.000000&quot;)&amp;&quot;     &quot;&amp;TEXT([.B36];&quot;0.000000&quot;)" office:value-type="string" office:string-value="   0.343460     0.047450" calcext:value-type="string">
            <text:p><text:s text:c="3"/>0.343460 <text:s text:c="4"/>0.047450</text:p>
          </table:table-cell>
        </table:table-row>
        <table:table-row table:style-name="ro1">
          <table:table-cell office:value-type="float" office:value="0.33093" calcext:value-type="float">
            <text:p>0.33093</text:p>
          </table:table-cell>
          <table:table-cell office:value-type="float" office:value="0.0477" calcext:value-type="float">
            <text:p>0.0477</text:p>
          </table:table-cell>
          <table:table-cell table:formula="of:=&quot;   &quot;&amp;TEXT([.A37];&quot;0.000000&quot;)&amp;&quot;     &quot;&amp;TEXT([.B37];&quot;0.000000&quot;)" office:value-type="string" office:string-value="   0.330930     0.047700" calcext:value-type="string">
            <text:p><text:s text:c="3"/>0.330930 <text:s text:c="4"/>0.047700</text:p>
          </table:table-cell>
        </table:table-row>
        <table:table-row table:style-name="ro1">
          <table:table-cell office:value-type="float" office:value="0.29342" calcext:value-type="float">
            <text:p>0.29342</text:p>
          </table:table-cell>
          <table:table-cell office:value-type="float" office:value="0.04814" calcext:value-type="float">
            <text:p>0.04814</text:p>
          </table:table-cell>
          <table:table-cell table:formula="of:=&quot;   &quot;&amp;TEXT([.A38];&quot;0.000000&quot;)&amp;&quot;     &quot;&amp;TEXT([.B38];&quot;0.000000&quot;)" office:value-type="string" office:string-value="   0.293420     0.048140" calcext:value-type="string">
            <text:p><text:s text:c="3"/>0.293420 <text:s text:c="4"/>0.048140</text:p>
          </table:table-cell>
        </table:table-row>
        <table:table-row table:style-name="ro1">
          <table:table-cell office:value-type="float" office:value="0.26848" calcext:value-type="float">
            <text:p>0.26848</text:p>
          </table:table-cell>
          <table:table-cell office:value-type="float" office:value="0.04816" calcext:value-type="float">
            <text:p>0.04816</text:p>
          </table:table-cell>
          <table:table-cell table:formula="of:=&quot;   &quot;&amp;TEXT([.A39];&quot;0.000000&quot;)&amp;&quot;     &quot;&amp;TEXT([.B39];&quot;0.000000&quot;)" office:value-type="string" office:string-value="   0.268480     0.048160" calcext:value-type="string">
            <text:p><text:s text:c="3"/>0.268480 <text:s text:c="4"/>0.048160</text:p>
          </table:table-cell>
        </table:table-row>
        <table:table-row table:style-name="ro1">
          <table:table-cell office:value-type="float" office:value="0.25604" calcext:value-type="float">
            <text:p>0.25604</text:p>
          </table:table-cell>
          <table:table-cell office:value-type="float" office:value="0.04807" calcext:value-type="float">
            <text:p>0.04807</text:p>
          </table:table-cell>
          <table:table-cell table:formula="of:=&quot;   &quot;&amp;TEXT([.A40];&quot;0.000000&quot;)&amp;&quot;     &quot;&amp;TEXT([.B40];&quot;0.000000&quot;)" office:value-type="string" office:string-value="   0.256040     0.048070" calcext:value-type="string">
            <text:p><text:s text:c="3"/>0.256040 <text:s text:c="4"/>0.048070</text:p>
          </table:table-cell>
        </table:table-row>
        <table:table-row table:style-name="ro1">
          <table:table-cell office:value-type="float" office:value="0.24362" calcext:value-type="float">
            <text:p>0.24362</text:p>
          </table:table-cell>
          <table:table-cell office:value-type="float" office:value="0.04791" calcext:value-type="float">
            <text:p>0.04791</text:p>
          </table:table-cell>
          <table:table-cell table:formula="of:=&quot;   &quot;&amp;TEXT([.A41];&quot;0.000000&quot;)&amp;&quot;     &quot;&amp;TEXT([.B41];&quot;0.000000&quot;)" office:value-type="string" office:string-value="   0.243620     0.047910" calcext:value-type="string">
            <text:p><text:s text:c="3"/>0.243620 <text:s text:c="4"/>0.047910</text:p>
          </table:table-cell>
        </table:table-row>
        <table:table-row table:style-name="ro1">
          <table:table-cell office:value-type="float" office:value="0.23122" calcext:value-type="float">
            <text:p>0.23122</text:p>
          </table:table-cell>
          <table:table-cell office:value-type="float" office:value="0.04767" calcext:value-type="float">
            <text:p>0.04767</text:p>
          </table:table-cell>
          <table:table-cell table:formula="of:=&quot;   &quot;&amp;TEXT([.A42];&quot;0.000000&quot;)&amp;&quot;     &quot;&amp;TEXT([.B42];&quot;0.000000&quot;)" office:value-type="string" office:string-value="   0.231220     0.047670" calcext:value-type="string">
            <text:p><text:s text:c="3"/>0.231220 <text:s text:c="4"/>0.047670</text:p>
          </table:table-cell>
        </table:table-row>
        <table:table-row table:style-name="ro1">
          <table:table-cell office:value-type="float" office:value="0.21885" calcext:value-type="float">
            <text:p>0.21885</text:p>
          </table:table-cell>
          <table:table-cell office:value-type="float" office:value="0.04736" calcext:value-type="float">
            <text:p>0.04736</text:p>
          </table:table-cell>
          <table:table-cell table:formula="of:=&quot;   &quot;&amp;TEXT([.A43];&quot;0.000000&quot;)&amp;&quot;     &quot;&amp;TEXT([.B43];&quot;0.000000&quot;)" office:value-type="string" office:string-value="   0.218850     0.047360" calcext:value-type="string">
            <text:p><text:s text:c="3"/>0.218850 <text:s text:c="4"/>0.047360</text:p>
          </table:table-cell>
        </table:table-row>
        <table:table-row table:style-name="ro1">
          <table:table-cell office:value-type="float" office:value="0.20652" calcext:value-type="float">
            <text:p>0.20652</text:p>
          </table:table-cell>
          <table:table-cell office:value-type="float" office:value="0.04696" calcext:value-type="float">
            <text:p>0.04696</text:p>
          </table:table-cell>
          <table:table-cell table:formula="of:=&quot;   &quot;&amp;TEXT([.A44];&quot;0.000000&quot;)&amp;&quot;     &quot;&amp;TEXT([.B44];&quot;0.000000&quot;)" office:value-type="string" office:string-value="   0.206520     0.046960" calcext:value-type="string">
            <text:p><text:s text:c="3"/>0.206520 <text:s text:c="4"/>0.046960</text:p>
          </table:table-cell>
        </table:table-row>
        <table:table-row table:style-name="ro1">
          <table:table-cell office:value-type="float" office:value="0.15762" calcext:value-type="float">
            <text:p>0.15762</text:p>
          </table:table-cell>
          <table:table-cell office:value-type="float" office:value="0.04434" calcext:value-type="float">
            <text:p>0.04434</text:p>
          </table:table-cell>
          <table:table-cell table:formula="of:=&quot;   &quot;&amp;TEXT([.A45];&quot;0.000000&quot;)&amp;&quot;     &quot;&amp;TEXT([.B45];&quot;0.000000&quot;)" office:value-type="string" office:string-value="   0.157620     0.044340" calcext:value-type="string">
            <text:p><text:s text:c="3"/>0.157620 <text:s text:c="4"/>0.044340</text:p>
          </table:table-cell>
        </table:table-row>
        <table:table-row table:style-name="ro1">
          <table:table-cell office:value-type="float" office:value="0.14554" calcext:value-type="float">
            <text:p>0.14554</text:p>
          </table:table-cell>
          <table:table-cell office:value-type="float" office:value="0.04338" calcext:value-type="float">
            <text:p>0.04338</text:p>
          </table:table-cell>
          <table:table-cell table:formula="of:=&quot;   &quot;&amp;TEXT([.A46];&quot;0.000000&quot;)&amp;&quot;     &quot;&amp;TEXT([.B46];&quot;0.000000&quot;)" office:value-type="string" office:string-value="   0.145540     0.043380" calcext:value-type="string">
            <text:p><text:s text:c="3"/>0.145540 <text:s text:c="4"/>0.043380</text:p>
          </table:table-cell>
        </table:table-row>
        <table:table-row table:style-name="ro1">
          <table:table-cell office:value-type="float" office:value="0.13355" calcext:value-type="float">
            <text:p>0.13355</text:p>
          </table:table-cell>
          <table:table-cell office:value-type="float" office:value="0.04229" calcext:value-type="float">
            <text:p>0.04229</text:p>
          </table:table-cell>
          <table:table-cell table:formula="of:=&quot;   &quot;&amp;TEXT([.A47];&quot;0.000000&quot;)&amp;&quot;     &quot;&amp;TEXT([.B47];&quot;0.000000&quot;)" office:value-type="string" office:string-value="   0.133550     0.042290" calcext:value-type="string">
            <text:p><text:s text:c="3"/>0.133550 <text:s text:c="4"/>0.042290</text:p>
          </table:table-cell>
        </table:table-row>
        <table:table-row table:style-name="ro1">
          <table:table-cell office:value-type="float" office:value="0.12166" calcext:value-type="float">
            <text:p>0.12166</text:p>
          </table:table-cell>
          <table:table-cell office:value-type="float" office:value="0.04103" calcext:value-type="float">
            <text:p>0.04103</text:p>
          </table:table-cell>
          <table:table-cell table:formula="of:=&quot;   &quot;&amp;TEXT([.A48];&quot;0.000000&quot;)&amp;&quot;     &quot;&amp;TEXT([.B48];&quot;0.000000&quot;)" office:value-type="string" office:string-value="   0.121660     0.041030" calcext:value-type="string">
            <text:p><text:s text:c="3"/>0.121660 <text:s text:c="4"/>0.041030</text:p>
          </table:table-cell>
        </table:table-row>
        <table:table-row table:style-name="ro1">
          <table:table-cell office:value-type="float" office:value="0.09825" calcext:value-type="float">
            <text:p>0.09825</text:p>
          </table:table-cell>
          <table:table-cell office:value-type="float" office:value="0.03801" calcext:value-type="float">
            <text:p>0.03801</text:p>
          </table:table-cell>
          <table:table-cell table:formula="of:=&quot;   &quot;&amp;TEXT([.A49];&quot;0.000000&quot;)&amp;&quot;     &quot;&amp;TEXT([.B49];&quot;0.000000&quot;)" office:value-type="string" office:string-value="   0.098250     0.038010" calcext:value-type="string">
            <text:p><text:s text:c="3"/>0.098250 <text:s text:c="4"/>0.038010</text:p>
          </table:table-cell>
        </table:table-row>
        <table:table-row table:style-name="ro1">
          <table:table-cell office:value-type="float" office:value="0.07556" calcext:value-type="float">
            <text:p>0.07556</text:p>
          </table:table-cell>
          <table:table-cell office:value-type="float" office:value="0.03415" calcext:value-type="float">
            <text:p>0.03415</text:p>
          </table:table-cell>
          <table:table-cell table:formula="of:=&quot;   &quot;&amp;TEXT([.A50];&quot;0.000000&quot;)&amp;&quot;     &quot;&amp;TEXT([.B50];&quot;0.000000&quot;)" office:value-type="string" office:string-value="   0.075560     0.034150" calcext:value-type="string">
            <text:p><text:s text:c="3"/>0.075560 <text:s text:c="4"/>0.034150</text:p>
          </table:table-cell>
        </table:table-row>
        <table:table-row table:style-name="ro1">
          <table:table-cell office:value-type="float" office:value="0.0646" calcext:value-type="float">
            <text:p>0.0646</text:p>
          </table:table-cell>
          <table:table-cell office:value-type="float" office:value="0.03186" calcext:value-type="float">
            <text:p>0.03186</text:p>
          </table:table-cell>
          <table:table-cell table:formula="of:=&quot;   &quot;&amp;TEXT([.A51];&quot;0.000000&quot;)&amp;&quot;     &quot;&amp;TEXT([.B51];&quot;0.000000&quot;)" office:value-type="string" office:string-value="   0.064600     0.031860" calcext:value-type="string">
            <text:p><text:s text:c="3"/>0.064600 <text:s text:c="4"/>0.031860</text:p>
          </table:table-cell>
        </table:table-row>
        <table:table-row table:style-name="ro1">
          <table:table-cell office:value-type="float" office:value="0.03452" calcext:value-type="float">
            <text:p>0.03452</text:p>
          </table:table-cell>
          <table:table-cell office:value-type="float" office:value="0.02347" calcext:value-type="float">
            <text:p>0.02347</text:p>
          </table:table-cell>
          <table:table-cell table:formula="of:=&quot;   &quot;&amp;TEXT([.A52];&quot;0.000000&quot;)&amp;&quot;     &quot;&amp;TEXT([.B52];&quot;0.000000&quot;)" office:value-type="string" office:string-value="   0.034520     0.023470" calcext:value-type="string">
            <text:p><text:s text:c="3"/>0.034520 <text:s text:c="4"/>0.023470</text:p>
          </table:table-cell>
        </table:table-row>
        <table:table-row table:style-name="ro1">
          <table:table-cell office:value-type="float" office:value="0.02619" calcext:value-type="float">
            <text:p>0.02619</text:p>
          </table:table-cell>
          <table:table-cell office:value-type="float" office:value="0.0203" calcext:value-type="float">
            <text:p>0.0203</text:p>
          </table:table-cell>
          <table:table-cell table:formula="of:=&quot;   &quot;&amp;TEXT([.A53];&quot;0.000000&quot;)&amp;&quot;     &quot;&amp;TEXT([.B53];&quot;0.000000&quot;)" office:value-type="string" office:string-value="   0.026190     0.020300" calcext:value-type="string">
            <text:p><text:s text:c="3"/>0.026190 <text:s text:c="4"/>0.020300</text:p>
          </table:table-cell>
        </table:table-row>
        <table:table-row table:style-name="ro1">
          <table:table-cell office:value-type="float" office:value="0.01925" calcext:value-type="float">
            <text:p>0.01925</text:p>
          </table:table-cell>
          <table:table-cell office:value-type="float" office:value="0.01718" calcext:value-type="float">
            <text:p>0.01718</text:p>
          </table:table-cell>
          <table:table-cell table:formula="of:=&quot;   &quot;&amp;TEXT([.A54];&quot;0.000000&quot;)&amp;&quot;     &quot;&amp;TEXT([.B54];&quot;0.000000&quot;)" office:value-type="string" office:string-value="   0.019250     0.017180" calcext:value-type="string">
            <text:p><text:s text:c="3"/>0.019250 <text:s text:c="4"/>0.017180</text:p>
          </table:table-cell>
        </table:table-row>
        <table:table-row table:style-name="ro1">
          <table:table-cell office:value-type="float" office:value="0.01384" calcext:value-type="float">
            <text:p>0.01384</text:p>
          </table:table-cell>
          <table:table-cell office:value-type="float" office:value="0.0143" calcext:value-type="float">
            <text:p>0.0143</text:p>
          </table:table-cell>
          <table:table-cell table:formula="of:=&quot;   &quot;&amp;TEXT([.A55];&quot;0.000000&quot;)&amp;&quot;     &quot;&amp;TEXT([.B55];&quot;0.000000&quot;)" office:value-type="string" office:string-value="   0.013840     0.014300" calcext:value-type="string">
            <text:p><text:s text:c="3"/>0.013840 <text:s text:c="4"/>0.014300</text:p>
          </table:table-cell>
        </table:table-row>
        <table:table-row table:style-name="ro1">
          <table:table-cell office:value-type="float" office:value="0.00681" calcext:value-type="float">
            <text:p>0.00681</text:p>
          </table:table-cell>
          <table:table-cell office:value-type="float" office:value="0.00956" calcext:value-type="float">
            <text:p>0.00956</text:p>
          </table:table-cell>
          <table:table-cell table:formula="of:=&quot;   &quot;&amp;TEXT([.A56];&quot;0.000000&quot;)&amp;&quot;     &quot;&amp;TEXT([.B56];&quot;0.000000&quot;)" office:value-type="string" office:string-value="   0.006810     0.009560" calcext:value-type="string">
            <text:p><text:s text:c="3"/>0.006810 <text:s text:c="4"/>0.009560</text:p>
          </table:table-cell>
        </table:table-row>
        <table:table-row table:style-name="ro1">
          <table:table-cell office:value-type="float" office:value="0.0046" calcext:value-type="float">
            <text:p>0.0046</text:p>
          </table:table-cell>
          <table:table-cell office:value-type="float" office:value="0.00763" calcext:value-type="float">
            <text:p>0.00763</text:p>
          </table:table-cell>
          <table:table-cell table:formula="of:=&quot;   &quot;&amp;TEXT([.A57];&quot;0.000000&quot;)&amp;&quot;     &quot;&amp;TEXT([.B57];&quot;0.000000&quot;)" office:value-type="string" office:string-value="   0.004600     0.007630" calcext:value-type="string">
            <text:p><text:s text:c="3"/>0.004600 <text:s text:c="4"/>0.007630</text:p>
          </table:table-cell>
        </table:table-row>
        <table:table-row table:style-name="ro1">
          <table:table-cell office:value-type="float" office:value="0.00174" calcext:value-type="float">
            <text:p>0.00174</text:p>
          </table:table-cell>
          <table:table-cell office:value-type="float" office:value="0.00435" calcext:value-type="float">
            <text:p>0.00435</text:p>
          </table:table-cell>
          <table:table-cell table:formula="of:=&quot;   &quot;&amp;TEXT([.A58];&quot;0.000000&quot;)&amp;&quot;     &quot;&amp;TEXT([.B58];&quot;0.000000&quot;)" office:value-type="string" office:string-value="   0.001740     0.004350" calcext:value-type="string">
            <text:p><text:s text:c="3"/>0.001740 <text:s text:c="4"/>0.004350</text:p>
          </table:table-cell>
        </table:table-row>
        <table:table-row table:style-name="ro1">
          <table:table-cell office:value-type="float" office:value="0.00028" calcext:value-type="float">
            <text:p>0.00028</text:p>
          </table:table-cell>
          <table:table-cell office:value-type="float" office:value="0.00161" calcext:value-type="float">
            <text:p>0.00161</text:p>
          </table:table-cell>
          <table:table-cell table:formula="of:=&quot;   &quot;&amp;TEXT([.A59];&quot;0.000000&quot;)&amp;&quot;     &quot;&amp;TEXT([.B59];&quot;0.000000&quot;)" office:value-type="string" office:string-value="   0.000280     0.001610" calcext:value-type="string">
            <text:p><text:s text:c="3"/>0.000280 <text:s text:c="4"/>0.001610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38" calcext:value-type="float">
            <text:p>0.00038</text:p>
          </table:table-cell>
          <table:table-cell table:formula="of:=&quot;   &quot;&amp;TEXT([.A60];&quot;0.000000&quot;)&amp;&quot;     &quot;&amp;TEXT([.B60];&quot;0.000000&quot;)" office:value-type="string" office:string-value="   0.000020     0.000380" calcext:value-type="string">
            <text:p><text:s text:c="3"/>0.000020 <text:s text:c="4"/>0.00038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&quot;   &quot;&amp;TEXT([.A61];&quot;0.000000&quot;)&amp;&quot;     &quot;&amp;TEXT([.B61];&quot;0.000000&quot;)" office:value-type="string" office:string-value="   0.000000     0.000000" calcext:value-type="string">
            <text:p><text:s text:c="3"/>0.000000 <text:s text:c="4"/>0.000000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-0.00038" calcext:value-type="float">
            <text:p>-0.00038</text:p>
          </table:table-cell>
          <table:table-cell table:formula="of:=&quot;   &quot;&amp;TEXT([.A62];&quot;0.000000&quot;)&amp;&quot;     &quot;&amp;TEXT([.B62];&quot;0.000000&quot;)" office:value-type="string" office:string-value="   0.000020     -0.000380" calcext:value-type="string">
            <text:p><text:s text:c="3"/>0.000020 <text:s text:c="4"/>-0.000380</text:p>
          </table:table-cell>
        </table:table-row>
        <table:table-row table:style-name="ro1">
          <table:table-cell office:value-type="float" office:value="0.00028" calcext:value-type="float">
            <text:p>0.00028</text:p>
          </table:table-cell>
          <table:table-cell office:value-type="float" office:value="-0.00161" calcext:value-type="float">
            <text:p>-0.00161</text:p>
          </table:table-cell>
          <table:table-cell table:formula="of:=&quot;   &quot;&amp;TEXT([.A63];&quot;0.000000&quot;)&amp;&quot;     &quot;&amp;TEXT([.B63];&quot;0.000000&quot;)" office:value-type="string" office:string-value="   0.000280     -0.001610" calcext:value-type="string">
            <text:p><text:s text:c="3"/>0.000280 <text:s text:c="4"/>-0.001610</text:p>
          </table:table-cell>
        </table:table-row>
        <table:table-row table:style-name="ro1">
          <table:table-cell office:value-type="float" office:value="0.00174" calcext:value-type="float">
            <text:p>0.00174</text:p>
          </table:table-cell>
          <table:table-cell office:value-type="float" office:value="-0.00435" calcext:value-type="float">
            <text:p>-0.00435</text:p>
          </table:table-cell>
          <table:table-cell table:formula="of:=&quot;   &quot;&amp;TEXT([.A64];&quot;0.000000&quot;)&amp;&quot;     &quot;&amp;TEXT([.B64];&quot;0.000000&quot;)" office:value-type="string" office:string-value="   0.001740     -0.004350" calcext:value-type="string">
            <text:p><text:s text:c="3"/>0.001740 <text:s text:c="4"/>-0.004350</text:p>
          </table:table-cell>
        </table:table-row>
        <table:table-row table:style-name="ro1">
          <table:table-cell office:value-type="float" office:value="0.0046" calcext:value-type="float">
            <text:p>0.0046</text:p>
          </table:table-cell>
          <table:table-cell office:value-type="float" office:value="-0.00763" calcext:value-type="float">
            <text:p>-0.00763</text:p>
          </table:table-cell>
          <table:table-cell table:formula="of:=&quot;   &quot;&amp;TEXT([.A65];&quot;0.000000&quot;)&amp;&quot;     &quot;&amp;TEXT([.B65];&quot;0.000000&quot;)" office:value-type="string" office:string-value="   0.004600     -0.007630" calcext:value-type="string">
            <text:p><text:s text:c="3"/>0.004600 <text:s text:c="4"/>-0.007630</text:p>
          </table:table-cell>
        </table:table-row>
        <table:table-row table:style-name="ro1">
          <table:table-cell office:value-type="float" office:value="0.00681" calcext:value-type="float">
            <text:p>0.00681</text:p>
          </table:table-cell>
          <table:table-cell office:value-type="float" office:value="-0.00956" calcext:value-type="float">
            <text:p>-0.00956</text:p>
          </table:table-cell>
          <table:table-cell table:formula="of:=&quot;   &quot;&amp;TEXT([.A66];&quot;0.000000&quot;)&amp;&quot;     &quot;&amp;TEXT([.B66];&quot;0.000000&quot;)" office:value-type="string" office:string-value="   0.006810     -0.009560" calcext:value-type="string">
            <text:p><text:s text:c="3"/>0.006810 <text:s text:c="4"/>-0.009560</text:p>
          </table:table-cell>
        </table:table-row>
        <table:table-row table:style-name="ro1">
          <table:table-cell office:value-type="float" office:value="0.01384" calcext:value-type="float">
            <text:p>0.01384</text:p>
          </table:table-cell>
          <table:table-cell office:value-type="float" office:value="-0.0143" calcext:value-type="float">
            <text:p>-0.0143</text:p>
          </table:table-cell>
          <table:table-cell table:formula="of:=&quot;   &quot;&amp;TEXT([.A67];&quot;0.000000&quot;)&amp;&quot;     &quot;&amp;TEXT([.B67];&quot;0.000000&quot;)" office:value-type="string" office:string-value="   0.013840     -0.014300" calcext:value-type="string">
            <text:p><text:s text:c="3"/>0.013840 <text:s text:c="4"/>-0.014300</text:p>
          </table:table-cell>
        </table:table-row>
        <table:table-row table:style-name="ro1">
          <table:table-cell office:value-type="float" office:value="0.01925" calcext:value-type="float">
            <text:p>0.01925</text:p>
          </table:table-cell>
          <table:table-cell office:value-type="float" office:value="-0.01718" calcext:value-type="float">
            <text:p>-0.01718</text:p>
          </table:table-cell>
          <table:table-cell table:formula="of:=&quot;   &quot;&amp;TEXT([.A68];&quot;0.000000&quot;)&amp;&quot;     &quot;&amp;TEXT([.B68];&quot;0.000000&quot;)" office:value-type="string" office:string-value="   0.019250     -0.017180" calcext:value-type="string">
            <text:p><text:s text:c="3"/>0.019250 <text:s text:c="4"/>-0.017180</text:p>
          </table:table-cell>
        </table:table-row>
        <table:table-row table:style-name="ro1">
          <table:table-cell office:value-type="float" office:value="0.02619" calcext:value-type="float">
            <text:p>0.02619</text:p>
          </table:table-cell>
          <table:table-cell office:value-type="float" office:value="-0.0203" calcext:value-type="float">
            <text:p>-0.0203</text:p>
          </table:table-cell>
          <table:table-cell table:formula="of:=&quot;   &quot;&amp;TEXT([.A69];&quot;0.000000&quot;)&amp;&quot;     &quot;&amp;TEXT([.B69];&quot;0.000000&quot;)" office:value-type="string" office:string-value="   0.026190     -0.020300" calcext:value-type="string">
            <text:p><text:s text:c="3"/>0.026190 <text:s text:c="4"/>-0.020300</text:p>
          </table:table-cell>
        </table:table-row>
        <table:table-row table:style-name="ro1">
          <table:table-cell office:value-type="float" office:value="0.03452" calcext:value-type="float">
            <text:p>0.03452</text:p>
          </table:table-cell>
          <table:table-cell office:value-type="float" office:value="-0.02347" calcext:value-type="float">
            <text:p>-0.02347</text:p>
          </table:table-cell>
          <table:table-cell table:formula="of:=&quot;   &quot;&amp;TEXT([.A70];&quot;0.000000&quot;)&amp;&quot;     &quot;&amp;TEXT([.B70];&quot;0.000000&quot;)" office:value-type="string" office:string-value="   0.034520     -0.023470" calcext:value-type="string">
            <text:p><text:s text:c="3"/>0.034520 <text:s text:c="4"/>-0.023470</text:p>
          </table:table-cell>
        </table:table-row>
        <table:table-row table:style-name="ro1">
          <table:table-cell office:value-type="float" office:value="0.0646" calcext:value-type="float">
            <text:p>0.0646</text:p>
          </table:table-cell>
          <table:table-cell office:value-type="float" office:value="-0.03186" calcext:value-type="float">
            <text:p>-0.03186</text:p>
          </table:table-cell>
          <table:table-cell table:formula="of:=&quot;   &quot;&amp;TEXT([.A71];&quot;0.000000&quot;)&amp;&quot;     &quot;&amp;TEXT([.B71];&quot;0.000000&quot;)" office:value-type="string" office:string-value="   0.064600     -0.031860" calcext:value-type="string">
            <text:p><text:s text:c="3"/>0.064600 <text:s text:c="4"/>-0.031860</text:p>
          </table:table-cell>
        </table:table-row>
        <table:table-row table:style-name="ro1">
          <table:table-cell office:value-type="float" office:value="0.07556" calcext:value-type="float">
            <text:p>0.07556</text:p>
          </table:table-cell>
          <table:table-cell office:value-type="float" office:value="-0.03415" calcext:value-type="float">
            <text:p>-0.03415</text:p>
          </table:table-cell>
          <table:table-cell table:formula="of:=&quot;   &quot;&amp;TEXT([.A72];&quot;0.000000&quot;)&amp;&quot;     &quot;&amp;TEXT([.B72];&quot;0.000000&quot;)" office:value-type="string" office:string-value="   0.075560     -0.034150" calcext:value-type="string">
            <text:p><text:s text:c="3"/>0.075560 <text:s text:c="4"/>-0.034150</text:p>
          </table:table-cell>
        </table:table-row>
        <table:table-row table:style-name="ro1">
          <table:table-cell office:value-type="float" office:value="0.09825" calcext:value-type="float">
            <text:p>0.09825</text:p>
          </table:table-cell>
          <table:table-cell office:value-type="float" office:value="-0.03801" calcext:value-type="float">
            <text:p>-0.03801</text:p>
          </table:table-cell>
          <table:table-cell table:formula="of:=&quot;   &quot;&amp;TEXT([.A73];&quot;0.000000&quot;)&amp;&quot;     &quot;&amp;TEXT([.B73];&quot;0.000000&quot;)" office:value-type="string" office:string-value="   0.098250     -0.038010" calcext:value-type="string">
            <text:p><text:s text:c="3"/>0.098250 <text:s text:c="4"/>-0.038010</text:p>
          </table:table-cell>
        </table:table-row>
        <table:table-row table:style-name="ro1">
          <table:table-cell office:value-type="float" office:value="0.12166" calcext:value-type="float">
            <text:p>0.12166</text:p>
          </table:table-cell>
          <table:table-cell office:value-type="float" office:value="-0.04103" calcext:value-type="float">
            <text:p>-0.04103</text:p>
          </table:table-cell>
          <table:table-cell table:formula="of:=&quot;   &quot;&amp;TEXT([.A74];&quot;0.000000&quot;)&amp;&quot;     &quot;&amp;TEXT([.B74];&quot;0.000000&quot;)" office:value-type="string" office:string-value="   0.121660     -0.041030" calcext:value-type="string">
            <text:p><text:s text:c="3"/>0.121660 <text:s text:c="4"/>-0.041030</text:p>
          </table:table-cell>
        </table:table-row>
        <table:table-row table:style-name="ro1">
          <table:table-cell office:value-type="float" office:value="0.13355" calcext:value-type="float">
            <text:p>0.13355</text:p>
          </table:table-cell>
          <table:table-cell office:value-type="float" office:value="-0.04229" calcext:value-type="float">
            <text:p>-0.04229</text:p>
          </table:table-cell>
          <table:table-cell table:formula="of:=&quot;   &quot;&amp;TEXT([.A75];&quot;0.000000&quot;)&amp;&quot;     &quot;&amp;TEXT([.B75];&quot;0.000000&quot;)" office:value-type="string" office:string-value="   0.133550     -0.042290" calcext:value-type="string">
            <text:p><text:s text:c="3"/>0.133550 <text:s text:c="4"/>-0.042290</text:p>
          </table:table-cell>
        </table:table-row>
        <table:table-row table:style-name="ro1">
          <table:table-cell office:value-type="float" office:value="0.14554" calcext:value-type="float">
            <text:p>0.14554</text:p>
          </table:table-cell>
          <table:table-cell office:value-type="float" office:value="-0.04338" calcext:value-type="float">
            <text:p>-0.04338</text:p>
          </table:table-cell>
          <table:table-cell table:formula="of:=&quot;   &quot;&amp;TEXT([.A76];&quot;0.000000&quot;)&amp;&quot;     &quot;&amp;TEXT([.B76];&quot;0.000000&quot;)" office:value-type="string" office:string-value="   0.145540     -0.043380" calcext:value-type="string">
            <text:p><text:s text:c="3"/>0.145540 <text:s text:c="4"/>-0.043380</text:p>
          </table:table-cell>
        </table:table-row>
        <table:table-row table:style-name="ro1">
          <table:table-cell office:value-type="float" office:value="0.15762" calcext:value-type="float">
            <text:p>0.15762</text:p>
          </table:table-cell>
          <table:table-cell office:value-type="float" office:value="-0.04434" calcext:value-type="float">
            <text:p>-0.04434</text:p>
          </table:table-cell>
          <table:table-cell table:formula="of:=&quot;   &quot;&amp;TEXT([.A77];&quot;0.000000&quot;)&amp;&quot;     &quot;&amp;TEXT([.B77];&quot;0.000000&quot;)" office:value-type="string" office:string-value="   0.157620     -0.044340" calcext:value-type="string">
            <text:p><text:s text:c="3"/>0.157620 <text:s text:c="4"/>-0.044340</text:p>
          </table:table-cell>
        </table:table-row>
        <table:table-row table:style-name="ro1">
          <table:table-cell office:value-type="float" office:value="0.20652" calcext:value-type="float">
            <text:p>0.20652</text:p>
          </table:table-cell>
          <table:table-cell office:value-type="float" office:value="-0.04696" calcext:value-type="float">
            <text:p>-0.04696</text:p>
          </table:table-cell>
          <table:table-cell table:formula="of:=&quot;   &quot;&amp;TEXT([.A78];&quot;0.000000&quot;)&amp;&quot;     &quot;&amp;TEXT([.B78];&quot;0.000000&quot;)" office:value-type="string" office:string-value="   0.206520     -0.046960" calcext:value-type="string">
            <text:p><text:s text:c="3"/>0.206520 <text:s text:c="4"/>-0.046960</text:p>
          </table:table-cell>
        </table:table-row>
        <table:table-row table:style-name="ro1">
          <table:table-cell office:value-type="float" office:value="0.21885" calcext:value-type="float">
            <text:p>0.21885</text:p>
          </table:table-cell>
          <table:table-cell office:value-type="float" office:value="-0.04736" calcext:value-type="float">
            <text:p>-0.04736</text:p>
          </table:table-cell>
          <table:table-cell table:formula="of:=&quot;   &quot;&amp;TEXT([.A79];&quot;0.000000&quot;)&amp;&quot;     &quot;&amp;TEXT([.B79];&quot;0.000000&quot;)" office:value-type="string" office:string-value="   0.218850     -0.047360" calcext:value-type="string">
            <text:p><text:s text:c="3"/>0.218850 <text:s text:c="4"/>-0.047360</text:p>
          </table:table-cell>
        </table:table-row>
        <table:table-row table:style-name="ro1">
          <table:table-cell office:value-type="float" office:value="0.23122" calcext:value-type="float">
            <text:p>0.23122</text:p>
          </table:table-cell>
          <table:table-cell office:value-type="float" office:value="-0.04767" calcext:value-type="float">
            <text:p>-0.04767</text:p>
          </table:table-cell>
          <table:table-cell table:formula="of:=&quot;   &quot;&amp;TEXT([.A80];&quot;0.000000&quot;)&amp;&quot;     &quot;&amp;TEXT([.B80];&quot;0.000000&quot;)" office:value-type="string" office:string-value="   0.231220     -0.047670" calcext:value-type="string">
            <text:p><text:s text:c="3"/>0.231220 <text:s text:c="4"/>-0.047670</text:p>
          </table:table-cell>
        </table:table-row>
        <table:table-row table:style-name="ro1">
          <table:table-cell office:value-type="float" office:value="0.24362" calcext:value-type="float">
            <text:p>0.24362</text:p>
          </table:table-cell>
          <table:table-cell office:value-type="float" office:value="-0.04791" calcext:value-type="float">
            <text:p>-0.04791</text:p>
          </table:table-cell>
          <table:table-cell table:formula="of:=&quot;   &quot;&amp;TEXT([.A81];&quot;0.000000&quot;)&amp;&quot;     &quot;&amp;TEXT([.B81];&quot;0.000000&quot;)" office:value-type="string" office:string-value="   0.243620     -0.047910" calcext:value-type="string">
            <text:p><text:s text:c="3"/>0.243620 <text:s text:c="4"/>-0.047910</text:p>
          </table:table-cell>
        </table:table-row>
        <table:table-row table:style-name="ro1">
          <table:table-cell office:value-type="float" office:value="0.25604" calcext:value-type="float">
            <text:p>0.25604</text:p>
          </table:table-cell>
          <table:table-cell office:value-type="float" office:value="-0.04807" calcext:value-type="float">
            <text:p>-0.04807</text:p>
          </table:table-cell>
          <table:table-cell table:formula="of:=&quot;   &quot;&amp;TEXT([.A82];&quot;0.000000&quot;)&amp;&quot;     &quot;&amp;TEXT([.B82];&quot;0.000000&quot;)" office:value-type="string" office:string-value="   0.256040     -0.048070" calcext:value-type="string">
            <text:p><text:s text:c="3"/>0.256040 <text:s text:c="4"/>-0.048070</text:p>
          </table:table-cell>
        </table:table-row>
        <table:table-row table:style-name="ro1">
          <table:table-cell office:value-type="float" office:value="0.26848" calcext:value-type="float">
            <text:p>0.26848</text:p>
          </table:table-cell>
          <table:table-cell office:value-type="float" office:value="-0.04816" calcext:value-type="float">
            <text:p>-0.04816</text:p>
          </table:table-cell>
          <table:table-cell table:formula="of:=&quot;   &quot;&amp;TEXT([.A83];&quot;0.000000&quot;)&amp;&quot;     &quot;&amp;TEXT([.B83];&quot;0.000000&quot;)" office:value-type="string" office:string-value="   0.268480     -0.048160" calcext:value-type="string">
            <text:p><text:s text:c="3"/>0.268480 <text:s text:c="4"/>-0.048160</text:p>
          </table:table-cell>
        </table:table-row>
        <table:table-row table:style-name="ro1">
          <table:table-cell office:value-type="float" office:value="0.29342" calcext:value-type="float">
            <text:p>0.29342</text:p>
          </table:table-cell>
          <table:table-cell office:value-type="float" office:value="-0.04814" calcext:value-type="float">
            <text:p>-0.04814</text:p>
          </table:table-cell>
          <table:table-cell table:formula="of:=&quot;   &quot;&amp;TEXT([.A84];&quot;0.000000&quot;)&amp;&quot;     &quot;&amp;TEXT([.B84];&quot;0.000000&quot;)" office:value-type="string" office:string-value="   0.293420     -0.048140" calcext:value-type="string">
            <text:p><text:s text:c="3"/>0.293420 <text:s text:c="4"/>-0.048140</text:p>
          </table:table-cell>
        </table:table-row>
        <table:table-row table:style-name="ro1">
          <table:table-cell office:value-type="float" office:value="0.33093" calcext:value-type="float">
            <text:p>0.33093</text:p>
          </table:table-cell>
          <table:table-cell office:value-type="float" office:value="-0.0477" calcext:value-type="float">
            <text:p>-0.0477</text:p>
          </table:table-cell>
          <table:table-cell table:formula="of:=&quot;   &quot;&amp;TEXT([.A85];&quot;0.000000&quot;)&amp;&quot;     &quot;&amp;TEXT([.B85];&quot;0.000000&quot;)" office:value-type="string" office:string-value="   0.330930     -0.047700" calcext:value-type="string">
            <text:p><text:s text:c="3"/>0.330930 <text:s text:c="4"/>-0.047700</text:p>
          </table:table-cell>
        </table:table-row>
        <table:table-row table:style-name="ro1">
          <table:table-cell office:value-type="float" office:value="0.34346" calcext:value-type="float">
            <text:p>0.34346</text:p>
          </table:table-cell>
          <table:table-cell office:value-type="float" office:value="-0.04745" calcext:value-type="float">
            <text:p>-0.04745</text:p>
          </table:table-cell>
          <table:table-cell table:formula="of:=&quot;   &quot;&amp;TEXT([.A86];&quot;0.000000&quot;)&amp;&quot;     &quot;&amp;TEXT([.B86];&quot;0.000000&quot;)" office:value-type="string" office:string-value="   0.343460     -0.047450" calcext:value-type="string">
            <text:p><text:s text:c="3"/>0.343460 <text:s text:c="4"/>-0.047450</text:p>
          </table:table-cell>
        </table:table-row>
        <table:table-row table:style-name="ro1">
          <table:table-cell office:value-type="float" office:value="0.35599" calcext:value-type="float">
            <text:p>0.35599</text:p>
          </table:table-cell>
          <table:table-cell office:value-type="float" office:value="-0.04716" calcext:value-type="float">
            <text:p>-0.04716</text:p>
          </table:table-cell>
          <table:table-cell table:formula="of:=&quot;   &quot;&amp;TEXT([.A87];&quot;0.000000&quot;)&amp;&quot;     &quot;&amp;TEXT([.B87];&quot;0.000000&quot;)" office:value-type="string" office:string-value="   0.355990     -0.047160" calcext:value-type="string">
            <text:p><text:s text:c="3"/>0.355990 <text:s text:c="4"/>-0.047160</text:p>
          </table:table-cell>
        </table:table-row>
        <table:table-row table:style-name="ro1">
          <table:table-cell office:value-type="float" office:value="0.36853" calcext:value-type="float">
            <text:p>0.36853</text:p>
          </table:table-cell>
          <table:table-cell office:value-type="float" office:value="-0.04682" calcext:value-type="float">
            <text:p>-0.04682</text:p>
          </table:table-cell>
          <table:table-cell table:formula="of:=&quot;   &quot;&amp;TEXT([.A88];&quot;0.000000&quot;)&amp;&quot;     &quot;&amp;TEXT([.B88];&quot;0.000000&quot;)" office:value-type="string" office:string-value="   0.368530     -0.046820" calcext:value-type="string">
            <text:p><text:s text:c="3"/>0.368530 <text:s text:c="4"/>-0.046820</text:p>
          </table:table-cell>
        </table:table-row>
        <table:table-row table:style-name="ro1">
          <table:table-cell office:value-type="float" office:value="0.38108" calcext:value-type="float">
            <text:p>0.38108</text:p>
          </table:table-cell>
          <table:table-cell office:value-type="float" office:value="-0.04644" calcext:value-type="float">
            <text:p>-0.04644</text:p>
          </table:table-cell>
          <table:table-cell table:formula="of:=&quot;   &quot;&amp;TEXT([.A89];&quot;0.000000&quot;)&amp;&quot;     &quot;&amp;TEXT([.B89];&quot;0.000000&quot;)" office:value-type="string" office:string-value="   0.381080     -0.046440" calcext:value-type="string">
            <text:p><text:s text:c="3"/>0.381080 <text:s text:c="4"/>-0.046440</text:p>
          </table:table-cell>
        </table:table-row>
        <table:table-row table:style-name="ro1">
          <table:table-cell office:value-type="float" office:value="0.4062" calcext:value-type="float">
            <text:p>0.4062</text:p>
          </table:table-cell>
          <table:table-cell office:value-type="float" office:value="-0.04556" calcext:value-type="float">
            <text:p>-0.04556</text:p>
          </table:table-cell>
          <table:table-cell table:formula="of:=&quot;   &quot;&amp;TEXT([.A90];&quot;0.000000&quot;)&amp;&quot;     &quot;&amp;TEXT([.B90];&quot;0.000000&quot;)" office:value-type="string" office:string-value="   0.406200     -0.045560" calcext:value-type="string">
            <text:p><text:s text:c="3"/>0.406200 <text:s text:c="4"/>-0.045560</text:p>
          </table:table-cell>
        </table:table-row>
        <table:table-row table:style-name="ro1">
          <table:table-cell office:value-type="float" office:value="0.43132" calcext:value-type="float">
            <text:p>0.43132</text:p>
          </table:table-cell>
          <table:table-cell office:value-type="float" office:value="-0.04453" calcext:value-type="float">
            <text:p>-0.04453</text:p>
          </table:table-cell>
          <table:table-cell table:formula="of:=&quot;   &quot;&amp;TEXT([.A91];&quot;0.000000&quot;)&amp;&quot;     &quot;&amp;TEXT([.B91];&quot;0.000000&quot;)" office:value-type="string" office:string-value="   0.431320     -0.044530" calcext:value-type="string">
            <text:p><text:s text:c="3"/>0.431320 <text:s text:c="4"/>-0.044530</text:p>
          </table:table-cell>
        </table:table-row>
        <table:table-row table:style-name="ro1">
          <table:table-cell office:value-type="float" office:value="0.46904" calcext:value-type="float">
            <text:p>0.46904</text:p>
          </table:table-cell>
          <table:table-cell office:value-type="float" office:value="-0.04274" calcext:value-type="float">
            <text:p>-0.04274</text:p>
          </table:table-cell>
          <table:table-cell table:formula="of:=&quot;   &quot;&amp;TEXT([.A92];&quot;0.000000&quot;)&amp;&quot;     &quot;&amp;TEXT([.B92];&quot;0.000000&quot;)" office:value-type="string" office:string-value="   0.469040     -0.042740" calcext:value-type="string">
            <text:p><text:s text:c="3"/>0.469040 <text:s text:c="4"/>-0.042740</text:p>
          </table:table-cell>
        </table:table-row>
        <table:table-row table:style-name="ro1">
          <table:table-cell office:value-type="float" office:value="0.48162" calcext:value-type="float">
            <text:p>0.48162</text:p>
          </table:table-cell>
          <table:table-cell office:value-type="float" office:value="-0.04208" calcext:value-type="float">
            <text:p>-0.04208</text:p>
          </table:table-cell>
          <table:table-cell table:formula="of:=&quot;   &quot;&amp;TEXT([.A93];&quot;0.000000&quot;)&amp;&quot;     &quot;&amp;TEXT([.B93];&quot;0.000000&quot;)" office:value-type="string" office:string-value="   0.481620     -0.042080" calcext:value-type="string">
            <text:p><text:s text:c="3"/>0.481620 <text:s text:c="4"/>-0.042080</text:p>
          </table:table-cell>
        </table:table-row>
        <table:table-row table:style-name="ro1">
          <table:table-cell office:value-type="float" office:value="0.4942" calcext:value-type="float">
            <text:p>0.4942</text:p>
          </table:table-cell>
          <table:table-cell office:value-type="float" office:value="-0.04139" calcext:value-type="float">
            <text:p>-0.04139</text:p>
          </table:table-cell>
          <table:table-cell table:formula="of:=&quot;   &quot;&amp;TEXT([.A94];&quot;0.000000&quot;)&amp;&quot;     &quot;&amp;TEXT([.B94];&quot;0.000000&quot;)" office:value-type="string" office:string-value="   0.494200     -0.041390" calcext:value-type="string">
            <text:p><text:s text:c="3"/>0.494200 <text:s text:c="4"/>-0.041390</text:p>
          </table:table-cell>
        </table:table-row>
        <table:table-row table:style-name="ro1">
          <table:table-cell office:value-type="float" office:value="0.50678" calcext:value-type="float">
            <text:p>0.50678</text:p>
          </table:table-cell>
          <table:table-cell office:value-type="float" office:value="-0.04067" calcext:value-type="float">
            <text:p>-0.04067</text:p>
          </table:table-cell>
          <table:table-cell table:formula="of:=&quot;   &quot;&amp;TEXT([.A95];&quot;0.000000&quot;)&amp;&quot;     &quot;&amp;TEXT([.B95];&quot;0.000000&quot;)" office:value-type="string" office:string-value="   0.506780     -0.040670" calcext:value-type="string">
            <text:p><text:s text:c="3"/>0.506780 <text:s text:c="4"/>-0.040670</text:p>
          </table:table-cell>
        </table:table-row>
        <table:table-row table:style-name="ro1">
          <table:table-cell office:value-type="float" office:value="0.54455" calcext:value-type="float">
            <text:p>0.54455</text:p>
          </table:table-cell>
          <table:table-cell office:value-type="float" office:value="-0.03836" calcext:value-type="float">
            <text:p>-0.03836</text:p>
          </table:table-cell>
          <table:table-cell table:formula="of:=&quot;   &quot;&amp;TEXT([.A96];&quot;0.000000&quot;)&amp;&quot;     &quot;&amp;TEXT([.B96];&quot;0.000000&quot;)" office:value-type="string" office:string-value="   0.544550     -0.038360" calcext:value-type="string">
            <text:p><text:s text:c="3"/>0.544550 <text:s text:c="4"/>-0.038360</text:p>
          </table:table-cell>
        </table:table-row>
        <table:table-row table:style-name="ro1">
          <table:table-cell office:value-type="float" office:value="0.55715" calcext:value-type="float">
            <text:p>0.55715</text:p>
          </table:table-cell>
          <table:table-cell office:value-type="float" office:value="-0.03754" calcext:value-type="float">
            <text:p>-0.03754</text:p>
          </table:table-cell>
          <table:table-cell table:formula="of:=&quot;   &quot;&amp;TEXT([.A97];&quot;0.000000&quot;)&amp;&quot;     &quot;&amp;TEXT([.B97];&quot;0.000000&quot;)" office:value-type="string" office:string-value="   0.557150     -0.037540" calcext:value-type="string">
            <text:p><text:s text:c="3"/>0.557150 <text:s text:c="4"/>-0.037540</text:p>
          </table:table-cell>
        </table:table-row>
        <table:table-row table:style-name="ro1">
          <table:table-cell office:value-type="float" office:value="0.56975" calcext:value-type="float">
            <text:p>0.56975</text:p>
          </table:table-cell>
          <table:table-cell office:value-type="float" office:value="-0.0367" calcext:value-type="float">
            <text:p>-0.0367</text:p>
          </table:table-cell>
          <table:table-cell table:formula="of:=&quot;   &quot;&amp;TEXT([.A98];&quot;0.000000&quot;)&amp;&quot;     &quot;&amp;TEXT([.B98];&quot;0.000000&quot;)" office:value-type="string" office:string-value="   0.569750     -0.036700" calcext:value-type="string">
            <text:p><text:s text:c="3"/>0.569750 <text:s text:c="4"/>-0.036700</text:p>
          </table:table-cell>
        </table:table-row>
        <table:table-row table:style-name="ro1">
          <table:table-cell office:value-type="float" office:value="0.59495" calcext:value-type="float">
            <text:p>0.59495</text:p>
          </table:table-cell>
          <table:table-cell office:value-type="float" office:value="-0.03496" calcext:value-type="float">
            <text:p>-0.03496</text:p>
          </table:table-cell>
          <table:table-cell table:formula="of:=&quot;   &quot;&amp;TEXT([.A99];&quot;0.000000&quot;)&amp;&quot;     &quot;&amp;TEXT([.B99];&quot;0.000000&quot;)" office:value-type="string" office:string-value="   0.594950     -0.034960" calcext:value-type="string">
            <text:p><text:s text:c="3"/>0.594950 <text:s text:c="4"/>-0.034960</text:p>
          </table:table-cell>
        </table:table-row>
        <table:table-row table:style-name="ro1">
          <table:table-cell office:value-type="float" office:value="0.60756" calcext:value-type="float">
            <text:p>0.60756</text:p>
          </table:table-cell>
          <table:table-cell office:value-type="float" office:value="-0.03406" calcext:value-type="float">
            <text:p>-0.03406</text:p>
          </table:table-cell>
          <table:table-cell table:formula="of:=&quot;   &quot;&amp;TEXT([.A100];&quot;0.000000&quot;)&amp;&quot;     &quot;&amp;TEXT([.B100];&quot;0.000000&quot;)" office:value-type="string" office:string-value="   0.607560     -0.034060" calcext:value-type="string">
            <text:p><text:s text:c="3"/>0.607560 <text:s text:c="4"/>-0.034060</text:p>
          </table:table-cell>
        </table:table-row>
        <table:table-row table:style-name="ro1">
          <table:table-cell office:value-type="float" office:value="0.62017" calcext:value-type="float">
            <text:p>0.62017</text:p>
          </table:table-cell>
          <table:table-cell office:value-type="float" office:value="-0.03315" calcext:value-type="float">
            <text:p>-0.03315</text:p>
          </table:table-cell>
          <table:table-cell table:formula="of:=&quot;   &quot;&amp;TEXT([.A101];&quot;0.000000&quot;)&amp;&quot;     &quot;&amp;TEXT([.B101];&quot;0.000000&quot;)" office:value-type="string" office:string-value="   0.620170     -0.033150" calcext:value-type="string">
            <text:p><text:s text:c="3"/>0.620170 <text:s text:c="4"/>-0.033150</text:p>
          </table:table-cell>
        </table:table-row>
        <table:table-row table:style-name="ro1">
          <table:table-cell office:value-type="float" office:value="0.65801" calcext:value-type="float">
            <text:p>0.65801</text:p>
          </table:table-cell>
          <table:table-cell office:value-type="float" office:value="-0.03031" calcext:value-type="float">
            <text:p>-0.03031</text:p>
          </table:table-cell>
          <table:table-cell table:formula="of:=&quot;   &quot;&amp;TEXT([.A102];&quot;0.000000&quot;)&amp;&quot;     &quot;&amp;TEXT([.B102];&quot;0.000000&quot;)" office:value-type="string" office:string-value="   0.658010     -0.030310" calcext:value-type="string">
            <text:p><text:s text:c="3"/>0.658010 <text:s text:c="4"/>-0.030310</text:p>
          </table:table-cell>
        </table:table-row>
        <table:table-row table:style-name="ro1">
          <table:table-cell office:value-type="float" office:value="0.67063" calcext:value-type="float">
            <text:p>0.67063</text:p>
          </table:table-cell>
          <table:table-cell office:value-type="float" office:value="-0.02933" calcext:value-type="float">
            <text:p>-0.02933</text:p>
          </table:table-cell>
          <table:table-cell table:formula="of:=&quot;   &quot;&amp;TEXT([.A103];&quot;0.000000&quot;)&amp;&quot;     &quot;&amp;TEXT([.B103];&quot;0.000000&quot;)" office:value-type="string" office:string-value="   0.670630     -0.029330" calcext:value-type="string">
            <text:p><text:s text:c="3"/>0.670630 <text:s text:c="4"/>-0.029330</text:p>
          </table:table-cell>
        </table:table-row>
        <table:table-row table:style-name="ro1">
          <table:table-cell office:value-type="float" office:value="0.68325" calcext:value-type="float">
            <text:p>0.68325</text:p>
          </table:table-cell>
          <table:table-cell office:value-type="float" office:value="-0.02834" calcext:value-type="float">
            <text:p>-0.02834</text:p>
          </table:table-cell>
          <table:table-cell table:formula="of:=&quot;   &quot;&amp;TEXT([.A104];&quot;0.000000&quot;)&amp;&quot;     &quot;&amp;TEXT([.B104];&quot;0.000000&quot;)" office:value-type="string" office:string-value="   0.683250     -0.028340" calcext:value-type="string">
            <text:p><text:s text:c="3"/>0.683250 <text:s text:c="4"/>-0.028340</text:p>
          </table:table-cell>
        </table:table-row>
        <table:table-row table:style-name="ro1">
          <table:table-cell office:value-type="float" office:value="0.69587" calcext:value-type="float">
            <text:p>0.69587</text:p>
          </table:table-cell>
          <table:table-cell office:value-type="float" office:value="-0.02734" calcext:value-type="float">
            <text:p>-0.02734</text:p>
          </table:table-cell>
          <table:table-cell table:formula="of:=&quot;   &quot;&amp;TEXT([.A105];&quot;0.000000&quot;)&amp;&quot;     &quot;&amp;TEXT([.B105];&quot;0.000000&quot;)" office:value-type="string" office:string-value="   0.695870     -0.027340" calcext:value-type="string">
            <text:p><text:s text:c="3"/>0.695870 <text:s text:c="4"/>-0.027340</text:p>
          </table:table-cell>
        </table:table-row>
        <table:table-row table:style-name="ro1">
          <table:table-cell office:value-type="float" office:value="0.72112" calcext:value-type="float">
            <text:p>0.72112</text:p>
          </table:table-cell>
          <table:table-cell office:value-type="float" office:value="-0.02531" calcext:value-type="float">
            <text:p>-0.02531</text:p>
          </table:table-cell>
          <table:table-cell table:formula="of:=&quot;   &quot;&amp;TEXT([.A106];&quot;0.000000&quot;)&amp;&quot;     &quot;&amp;TEXT([.B106];&quot;0.000000&quot;)" office:value-type="string" office:string-value="   0.721120     -0.025310" calcext:value-type="string">
            <text:p><text:s text:c="3"/>0.721120 <text:s text:c="4"/>-0.025310</text:p>
          </table:table-cell>
        </table:table-row>
        <table:table-row table:style-name="ro1">
          <table:table-cell office:value-type="float" office:value="0.73374" calcext:value-type="float">
            <text:p>0.73374</text:p>
          </table:table-cell>
          <table:table-cell office:value-type="float" office:value="-0.02428" calcext:value-type="float">
            <text:p>-0.02428</text:p>
          </table:table-cell>
          <table:table-cell table:formula="of:=&quot;   &quot;&amp;TEXT([.A107];&quot;0.000000&quot;)&amp;&quot;     &quot;&amp;TEXT([.B107];&quot;0.000000&quot;)" office:value-type="string" office:string-value="   0.733740     -0.024280" calcext:value-type="string">
            <text:p><text:s text:c="3"/>0.733740 <text:s text:c="4"/>-0.024280</text:p>
          </table:table-cell>
        </table:table-row>
        <table:table-row table:style-name="ro1">
          <table:table-cell office:value-type="float" office:value="0.7716" calcext:value-type="float">
            <text:p>0.7716</text:p>
          </table:table-cell>
          <table:table-cell office:value-type="float" office:value="-0.02113" calcext:value-type="float">
            <text:p>-0.02113</text:p>
          </table:table-cell>
          <table:table-cell table:formula="of:=&quot;   &quot;&amp;TEXT([.A108];&quot;0.000000&quot;)&amp;&quot;     &quot;&amp;TEXT([.B108];&quot;0.000000&quot;)" office:value-type="string" office:string-value="   0.771600     -0.021130" calcext:value-type="string">
            <text:p><text:s text:c="3"/>0.771600 <text:s text:c="4"/>-0.021130</text:p>
          </table:table-cell>
        </table:table-row>
        <table:table-row table:style-name="ro1">
          <table:table-cell office:value-type="float" office:value="0.78422" calcext:value-type="float">
            <text:p>0.78422</text:p>
          </table:table-cell>
          <table:table-cell office:value-type="float" office:value="-0.02006" calcext:value-type="float">
            <text:p>-0.02006</text:p>
          </table:table-cell>
          <table:table-cell table:formula="of:=&quot;   &quot;&amp;TEXT([.A109];&quot;0.000000&quot;)&amp;&quot;     &quot;&amp;TEXT([.B109];&quot;0.000000&quot;)" office:value-type="string" office:string-value="   0.784220     -0.020060" calcext:value-type="string">
            <text:p><text:s text:c="3"/>0.784220 <text:s text:c="4"/>-0.020060</text:p>
          </table:table-cell>
        </table:table-row>
        <table:table-row table:style-name="ro1">
          <table:table-cell office:value-type="float" office:value="0.79683" calcext:value-type="float">
            <text:p>0.79683</text:p>
          </table:table-cell>
          <table:table-cell office:value-type="float" office:value="-0.01898" calcext:value-type="float">
            <text:p>-0.01898</text:p>
          </table:table-cell>
          <table:table-cell table:formula="of:=&quot;   &quot;&amp;TEXT([.A110];&quot;0.000000&quot;)&amp;&quot;     &quot;&amp;TEXT([.B110];&quot;0.000000&quot;)" office:value-type="string" office:string-value="   0.796830     -0.018980" calcext:value-type="string">
            <text:p><text:s text:c="3"/>0.796830 <text:s text:c="4"/>-0.018980</text:p>
          </table:table-cell>
        </table:table-row>
        <table:table-row table:style-name="ro1">
          <table:table-cell office:value-type="float" office:value="0.80944" calcext:value-type="float">
            <text:p>0.80944</text:p>
          </table:table-cell>
          <table:table-cell office:value-type="float" office:value="-0.01789" calcext:value-type="float">
            <text:p>-0.01789</text:p>
          </table:table-cell>
          <table:table-cell table:formula="of:=&quot;   &quot;&amp;TEXT([.A111];&quot;0.000000&quot;)&amp;&quot;     &quot;&amp;TEXT([.B111];&quot;0.000000&quot;)" office:value-type="string" office:string-value="   0.809440     -0.017890" calcext:value-type="string">
            <text:p><text:s text:c="3"/>0.809440 <text:s text:c="4"/>-0.017890</text:p>
          </table:table-cell>
        </table:table-row>
        <table:table-row table:style-name="ro1">
          <table:table-cell office:value-type="float" office:value="0.82206" calcext:value-type="float">
            <text:p>0.82206</text:p>
          </table:table-cell>
          <table:table-cell office:value-type="float" office:value="-0.01679" calcext:value-type="float">
            <text:p>-0.01679</text:p>
          </table:table-cell>
          <table:table-cell table:formula="of:=&quot;   &quot;&amp;TEXT([.A112];&quot;0.000000&quot;)&amp;&quot;     &quot;&amp;TEXT([.B112];&quot;0.000000&quot;)" office:value-type="string" office:string-value="   0.822060     -0.016790" calcext:value-type="string">
            <text:p><text:s text:c="3"/>0.822060 <text:s text:c="4"/>-0.016790</text:p>
          </table:table-cell>
        </table:table-row>
        <table:table-row table:style-name="ro1">
          <table:table-cell office:value-type="float" office:value="0.84728" calcext:value-type="float">
            <text:p>0.84728</text:p>
          </table:table-cell>
          <table:table-cell office:value-type="float" office:value="-0.01455" calcext:value-type="float">
            <text:p>-0.01455</text:p>
          </table:table-cell>
          <table:table-cell table:formula="of:=&quot;   &quot;&amp;TEXT([.A113];&quot;0.000000&quot;)&amp;&quot;     &quot;&amp;TEXT([.B113];&quot;0.000000&quot;)" office:value-type="string" office:string-value="   0.847280     -0.014550" calcext:value-type="string">
            <text:p><text:s text:c="3"/>0.847280 <text:s text:c="4"/>-0.014550</text:p>
          </table:table-cell>
        </table:table-row>
        <table:table-row table:style-name="ro1">
          <table:table-cell office:value-type="float" office:value="0.88515" calcext:value-type="float">
            <text:p>0.88515</text:p>
          </table:table-cell>
          <table:table-cell office:value-type="float" office:value="-0.01114" calcext:value-type="float">
            <text:p>-0.01114</text:p>
          </table:table-cell>
          <table:table-cell table:formula="of:=&quot;   &quot;&amp;TEXT([.A114];&quot;0.000000&quot;)&amp;&quot;     &quot;&amp;TEXT([.B114];&quot;0.000000&quot;)" office:value-type="string" office:string-value="   0.885150     -0.011140" calcext:value-type="string">
            <text:p><text:s text:c="3"/>0.885150 <text:s text:c="4"/>-0.011140</text:p>
          </table:table-cell>
        </table:table-row>
        <table:table-row table:style-name="ro1">
          <table:table-cell office:value-type="float" office:value="0.89778" calcext:value-type="float">
            <text:p>0.89778</text:p>
          </table:table-cell>
          <table:table-cell office:value-type="float" office:value="-0.00999" calcext:value-type="float">
            <text:p>-0.00999</text:p>
          </table:table-cell>
          <table:table-cell table:formula="of:=&quot;   &quot;&amp;TEXT([.A115];&quot;0.000000&quot;)&amp;&quot;     &quot;&amp;TEXT([.B115];&quot;0.000000&quot;)" office:value-type="string" office:string-value="   0.897780     -0.009990" calcext:value-type="string">
            <text:p><text:s text:c="3"/>0.897780 <text:s text:c="4"/>-0.009990</text:p>
          </table:table-cell>
        </table:table-row>
        <table:table-row table:style-name="ro1">
          <table:table-cell office:value-type="float" office:value="0.92307" calcext:value-type="float">
            <text:p>0.92307</text:p>
          </table:table-cell>
          <table:table-cell office:value-type="float" office:value="-0.00769" calcext:value-type="float">
            <text:p>-0.00769</text:p>
          </table:table-cell>
          <table:table-cell table:formula="of:=&quot;   &quot;&amp;TEXT([.A116];&quot;0.000000&quot;)&amp;&quot;     &quot;&amp;TEXT([.B116];&quot;0.000000&quot;)" office:value-type="string" office:string-value="   0.923070     -0.007690" calcext:value-type="string">
            <text:p><text:s text:c="3"/>0.923070 <text:s text:c="4"/>-0.007690</text:p>
          </table:table-cell>
        </table:table-row>
        <table:table-row table:style-name="ro1">
          <table:table-cell office:value-type="float" office:value="0.93571" calcext:value-type="float">
            <text:p>0.93571</text:p>
          </table:table-cell>
          <table:table-cell office:value-type="float" office:value="-0.00654" calcext:value-type="float">
            <text:p>-0.00654</text:p>
          </table:table-cell>
          <table:table-cell table:formula="of:=&quot;   &quot;&amp;TEXT([.A117];&quot;0.000000&quot;)&amp;&quot;     &quot;&amp;TEXT([.B117];&quot;0.000000&quot;)" office:value-type="string" office:string-value="   0.935710     -0.006540" calcext:value-type="string">
            <text:p><text:s text:c="3"/>0.935710 <text:s text:c="4"/>-0.006540</text:p>
          </table:table-cell>
        </table:table-row>
        <table:table-row table:style-name="ro1">
          <table:table-cell office:value-type="float" office:value="0.94833" calcext:value-type="float">
            <text:p>0.94833</text:p>
          </table:table-cell>
          <table:table-cell office:value-type="float" office:value="-0.0054" calcext:value-type="float">
            <text:p>-0.0054</text:p>
          </table:table-cell>
          <table:table-cell table:formula="of:=&quot;   &quot;&amp;TEXT([.A118];&quot;0.000000&quot;)&amp;&quot;     &quot;&amp;TEXT([.B118];&quot;0.000000&quot;)" office:value-type="string" office:string-value="   0.948330     -0.005400" calcext:value-type="string">
            <text:p><text:s text:c="3"/>0.948330 <text:s text:c="4"/>-0.005400</text:p>
          </table:table-cell>
        </table:table-row>
        <table:table-row table:style-name="ro1">
          <table:table-cell office:value-type="float" office:value="0.96091" calcext:value-type="float">
            <text:p>0.96091</text:p>
          </table:table-cell>
          <table:table-cell office:value-type="float" office:value="-0.00428" calcext:value-type="float">
            <text:p>-0.00428</text:p>
          </table:table-cell>
          <table:table-cell table:formula="of:=&quot;   &quot;&amp;TEXT([.A119];&quot;0.000000&quot;)&amp;&quot;     &quot;&amp;TEXT([.B119];&quot;0.000000&quot;)" office:value-type="string" office:string-value="   0.960910     -0.004280" calcext:value-type="string">
            <text:p><text:s text:c="3"/>0.960910 <text:s text:c="4"/>-0.0042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7" calcext:value-type="float">
            <text:p>0.0007</text:p>
          </table:table-cell>
          <table:table-cell table:formula="of:=&quot;   &quot;&amp;TEXT([.A120];&quot;0.000000&quot;)&amp;&quot;     &quot;&amp;TEXT([.B120];&quot;0.000000&quot;)" office:value-type="string" office:string-value="   1.000000     0.000700" calcext:value-type="string">
            <text:p><text:s text:c="3"/>1.000000 <text:s text:c="4"/>0.000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af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af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6" loext:min-decimal-places="6" number:min-integer-digits="1"/>
    </number:number-style>
    <number:number-style style:name="N10110P0" style:volatile="true" number:language="af" number:country="ZA">
      <number:text>R </number:text>
      <number:number number:decimal-places="0" loext:min-decimal-places="0" number:min-integer-digits="1" number:grouping="true"/>
    </number:number-style>
    <number:number-style style:name="N10110" number:language="af" number:country="ZA"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af" number:country="ZA">
      <number:text>R </number:text>
      <number:number number:decimal-places="0" loext:min-decimal-places="0" number:min-integer-digits="1" number:grouping="true"/>
    </number:number-style>
    <number:number-style style:name="N10111" number:language="af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3P0" style:volatile="true" number:language="af" number:country="ZA">
      <number:text>R </number:text>
      <number:number number:decimal-places="2" loext:min-decimal-places="2" number:min-integer-digits="1" number:grouping="true"/>
    </number:number-style>
    <number:number-style style:name="N10113" number:language="af" number:country="ZA">
      <number:text>R 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af" number:country="ZA">
      <number:text>R </number:text>
      <number:number number:decimal-places="2" loext:min-decimal-places="2" number:min-integer-digits="1" number:grouping="true"/>
    </number:number-style>
    <number:number-style style:name="N10114" number:language="af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af" number:country="ZA">
      <number:day number:style="long"/>
      <number:text>-</number:text>
      <number:month number:textual="true"/>
      <number:text>-</number:text>
      <number:year/>
    </number:date-style>
    <number:date-style style:name="N10116" number:language="af" number:country="ZA">
      <number:day number:style="long"/>
      <number:text>-</number:text>
      <number:month number:textual="true"/>
    </number:date-style>
    <number:date-style style:name="N10117" number:language="af" number:country="ZA">
      <number:month number:textual="true"/>
      <number:text>-</number:text>
      <number:year/>
    </number:date-style>
    <number:date-style style:name="N10118" number:language="af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af" number:country="ZA">
      <number:number number:decimal-places="0" loext:min-decimal-places="0" number:min-integer-digits="1" number:grouping="true"/>
    </number:number-style>
    <number:number-style style:name="N10119" number:language="af" number:country="ZA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af" number:country="ZA">
      <number:number number:decimal-places="0" loext:min-decimal-places="0" number:min-integer-digits="1" number:grouping="true"/>
    </number:number-style>
    <number:number-style style:name="N10120" number:language="af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af" number:country="ZA">
      <number:number number:decimal-places="2" loext:min-decimal-places="2" number:min-integer-digits="1" number:grouping="true"/>
    </number:number-style>
    <number:number-style style:name="N10121" number:language="af" number:country="ZA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af" number:country="ZA">
      <number:number number:decimal-places="2" loext:min-decimal-places="2" number:min-integer-digits="1" number:grouping="true"/>
    </number:number-style>
    <number:number-style style:name="N10122" number:language="af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af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af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af" number:country="ZA">
      <loext:text> </loext:text>
      <loext:fill-character> </loext:fill-character>
      <number:text>- </number:text>
    </number:number-style>
    <number:text-style style:name="N10126" number:language="af" number:country="Z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af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af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af" number:country="ZA">
      <loext:text> R </loext:text>
      <loext:fill-character> </loext:fill-character>
      <number:text>- </number:text>
    </number:number-style>
    <number:text-style style:name="N10130" number:language="af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af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af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af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af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af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af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af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af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Bladsy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00/00/00</text:date>, <text:time style:data-style-name="N2" text:time-value="22:25:42.516603921">00:00:00</text:time></text:p>
        </style:region-right>
      </style:header>
      <style:header-left style:display="false"/>
      <style:footer>
        <text:p>Bladsy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22:12:44.508016985</meta:creation-date>
    <dc:date>2018-12-26T22:27:06.356212717</dc:date>
    <meta:editing-duration>PT10M8S</meta:editing-duration>
    <meta:editing-cycles>5</meta:editing-cycles>
    <meta:generator>LibreOffice/6.0.7.3$Linux_x86 LibreOffice_project/00m0$Build-3</meta:generator>
    <meta:document-statistic meta:table-count="1" meta:cell-count="3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1cm" svg:y="4.201cm" style:legend-expansion="high" chart:style-name="ch2"/>
        <chart:plot-area chart:style-name="ch3" table:cell-range-address="Vel1.A2:Vel1.B120" svg:x="0.32cm" svg:y="0.18cm" svg:width="13.282cm" svg:height="8.64cm">
          <chartooo:coordinate-region svg:x="1.338cm" svg:y="0.38cm" svg:width="9.193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el1.B2:Vel1.B120" chart:class="chart:scatter">
            <chart:domain table:cell-range-address="Vel1.A2:Vel1.A120"/>
            <chart:data-point chart:repeated="1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Kolom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el1.A2:Vel1.A120</svg:desc>
                </draw:g>
              </table:table-cell>
              <table:table-cell office:value-type="float" office:value="0.0007">
                <text:p>0.0007</text:p>
                <draw:g>
                  <svg:desc>Vel1.B2:Vel1.B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091">
                <text:p>0.96091</text:p>
              </table:table-cell>
              <table:table-cell office:value-type="float" office:value="0.00428">
                <text:p>0.00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833">
                <text:p>0.94833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3571">
                <text:p>0.93571</text:p>
              </table:table-cell>
              <table:table-cell office:value-type="float" office:value="0.00654">
                <text:p>0.00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307">
                <text:p>0.92307</text:p>
              </table:table-cell>
              <table:table-cell office:value-type="float" office:value="0.00769">
                <text:p>0.00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778">
                <text:p>0.89778</text:p>
              </table:table-cell>
              <table:table-cell office:value-type="float" office:value="0.00999">
                <text:p>0.00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515">
                <text:p>0.88515</text:p>
              </table:table-cell>
              <table:table-cell office:value-type="float" office:value="0.01114">
                <text:p>0.01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728">
                <text:p>0.84728</text:p>
              </table:table-cell>
              <table:table-cell office:value-type="float" office:value="0.01455">
                <text:p>0.01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206">
                <text:p>0.82206</text:p>
              </table:table-cell>
              <table:table-cell office:value-type="float" office:value="0.01679">
                <text:p>0.01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0944">
                <text:p>0.80944</text:p>
              </table:table-cell>
              <table:table-cell office:value-type="float" office:value="0.01789">
                <text:p>0.01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9683">
                <text:p>0.79683</text:p>
              </table:table-cell>
              <table:table-cell office:value-type="float" office:value="0.01898">
                <text:p>0.018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422">
                <text:p>0.78422</text:p>
              </table:table-cell>
              <table:table-cell office:value-type="float" office:value="0.02006">
                <text:p>0.02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16">
                <text:p>0.7716</text:p>
              </table:table-cell>
              <table:table-cell office:value-type="float" office:value="0.02113">
                <text:p>0.02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374">
                <text:p>0.73374</text:p>
              </table:table-cell>
              <table:table-cell office:value-type="float" office:value="0.02428">
                <text:p>0.02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112">
                <text:p>0.72112</text:p>
              </table:table-cell>
              <table:table-cell office:value-type="float" office:value="0.02531">
                <text:p>0.02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587">
                <text:p>0.69587</text:p>
              </table:table-cell>
              <table:table-cell office:value-type="float" office:value="0.02734">
                <text:p>0.027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325">
                <text:p>0.68325</text:p>
              </table:table-cell>
              <table:table-cell office:value-type="float" office:value="0.02834">
                <text:p>0.028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7063">
                <text:p>0.67063</text:p>
              </table:table-cell>
              <table:table-cell office:value-type="float" office:value="0.02933">
                <text:p>0.02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5801">
                <text:p>0.65801</text:p>
              </table:table-cell>
              <table:table-cell office:value-type="float" office:value="0.03031">
                <text:p>0.03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017">
                <text:p>0.62017</text:p>
              </table:table-cell>
              <table:table-cell office:value-type="float" office:value="0.03315">
                <text:p>0.03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0756">
                <text:p>0.60756</text:p>
              </table:table-cell>
              <table:table-cell office:value-type="float" office:value="0.03406">
                <text:p>0.034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495">
                <text:p>0.59495</text:p>
              </table:table-cell>
              <table:table-cell office:value-type="float" office:value="0.03496">
                <text:p>0.034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6975">
                <text:p>0.56975</text:p>
              </table:table-cell>
              <table:table-cell office:value-type="float" office:value="0.0367">
                <text:p>0.03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715">
                <text:p>0.55715</text:p>
              </table:table-cell>
              <table:table-cell office:value-type="float" office:value="0.03754">
                <text:p>0.037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455">
                <text:p>0.54455</text:p>
              </table:table-cell>
              <table:table-cell office:value-type="float" office:value="0.03836">
                <text:p>0.038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78">
                <text:p>0.50678</text:p>
              </table:table-cell>
              <table:table-cell office:value-type="float" office:value="0.04067">
                <text:p>0.040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42">
                <text:p>0.4942</text:p>
              </table:table-cell>
              <table:table-cell office:value-type="float" office:value="0.04139">
                <text:p>0.041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162">
                <text:p>0.48162</text:p>
              </table:table-cell>
              <table:table-cell office:value-type="float" office:value="0.04208">
                <text:p>0.04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904">
                <text:p>0.46904</text:p>
              </table:table-cell>
              <table:table-cell office:value-type="float" office:value="0.04274">
                <text:p>0.04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132">
                <text:p>0.43132</text:p>
              </table:table-cell>
              <table:table-cell office:value-type="float" office:value="0.04453">
                <text:p>0.044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62">
                <text:p>0.4062</text:p>
              </table:table-cell>
              <table:table-cell office:value-type="float" office:value="0.04556">
                <text:p>0.04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108">
                <text:p>0.38108</text:p>
              </table:table-cell>
              <table:table-cell office:value-type="float" office:value="0.04644">
                <text:p>0.046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853">
                <text:p>0.36853</text:p>
              </table:table-cell>
              <table:table-cell office:value-type="float" office:value="0.04682">
                <text:p>0.046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599">
                <text:p>0.35599</text:p>
              </table:table-cell>
              <table:table-cell office:value-type="float" office:value="0.04716">
                <text:p>0.047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346">
                <text:p>0.34346</text:p>
              </table:table-cell>
              <table:table-cell office:value-type="float" office:value="0.04745">
                <text:p>0.047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093">
                <text:p>0.33093</text:p>
              </table:table-cell>
              <table:table-cell office:value-type="float" office:value="0.0477">
                <text:p>0.04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342">
                <text:p>0.29342</text:p>
              </table:table-cell>
              <table:table-cell office:value-type="float" office:value="0.04814">
                <text:p>0.048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848">
                <text:p>0.26848</text:p>
              </table:table-cell>
              <table:table-cell office:value-type="float" office:value="0.04816">
                <text:p>0.048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604">
                <text:p>0.25604</text:p>
              </table:table-cell>
              <table:table-cell office:value-type="float" office:value="0.04807">
                <text:p>0.048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362">
                <text:p>0.24362</text:p>
              </table:table-cell>
              <table:table-cell office:value-type="float" office:value="0.04791">
                <text:p>0.047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3122">
                <text:p>0.23122</text:p>
              </table:table-cell>
              <table:table-cell office:value-type="float" office:value="0.04767">
                <text:p>0.047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885">
                <text:p>0.21885</text:p>
              </table:table-cell>
              <table:table-cell office:value-type="float" office:value="0.04736">
                <text:p>0.047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0652">
                <text:p>0.20652</text:p>
              </table:table-cell>
              <table:table-cell office:value-type="float" office:value="0.04696">
                <text:p>0.046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762">
                <text:p>0.15762</text:p>
              </table:table-cell>
              <table:table-cell office:value-type="float" office:value="0.04434">
                <text:p>0.044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4554">
                <text:p>0.14554</text:p>
              </table:table-cell>
              <table:table-cell office:value-type="float" office:value="0.04338">
                <text:p>0.043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355">
                <text:p>0.13355</text:p>
              </table:table-cell>
              <table:table-cell office:value-type="float" office:value="0.04229">
                <text:p>0.042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166">
                <text:p>0.12166</text:p>
              </table:table-cell>
              <table:table-cell office:value-type="float" office:value="0.04103">
                <text:p>0.041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825">
                <text:p>0.09825</text:p>
              </table:table-cell>
              <table:table-cell office:value-type="float" office:value="0.03801">
                <text:p>0.038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556">
                <text:p>0.07556</text:p>
              </table:table-cell>
              <table:table-cell office:value-type="float" office:value="0.03415">
                <text:p>0.034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46">
                <text:p>0.0646</text:p>
              </table:table-cell>
              <table:table-cell office:value-type="float" office:value="0.03186">
                <text:p>0.031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452">
                <text:p>0.03452</text:p>
              </table:table-cell>
              <table:table-cell office:value-type="float" office:value="0.02347">
                <text:p>0.023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19">
                <text:p>0.02619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925">
                <text:p>0.01925</text:p>
              </table:table-cell>
              <table:table-cell office:value-type="float" office:value="0.01718">
                <text:p>0.017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384">
                <text:p>0.01384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681">
                <text:p>0.00681</text:p>
              </table:table-cell>
              <table:table-cell office:value-type="float" office:value="0.00956">
                <text:p>0.009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46">
                <text:p>0.0046</text:p>
              </table:table-cell>
              <table:table-cell office:value-type="float" office:value="0.00763">
                <text:p>0.007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74">
                <text:p>0.00174</text:p>
              </table:table-cell>
              <table:table-cell office:value-type="float" office:value="0.00435">
                <text:p>0.004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8">
                <text:p>0.00028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2">
                <text:p>0.00002</text:p>
              </table:table-cell>
              <table:table-cell office:value-type="float" office:value="0.00038">
                <text:p>0.000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2">
                <text:p>0.00002</text:p>
              </table:table-cell>
              <table:table-cell office:value-type="float" office:value="-0.00038">
                <text:p>-0.000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8">
                <text:p>0.00028</text:p>
              </table:table-cell>
              <table:table-cell office:value-type="float" office:value="-0.00161">
                <text:p>-0.001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74">
                <text:p>0.00174</text:p>
              </table:table-cell>
              <table:table-cell office:value-type="float" office:value="-0.00435">
                <text:p>-0.004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46">
                <text:p>0.0046</text:p>
              </table:table-cell>
              <table:table-cell office:value-type="float" office:value="-0.00763">
                <text:p>-0.007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681">
                <text:p>0.00681</text:p>
              </table:table-cell>
              <table:table-cell office:value-type="float" office:value="-0.00956">
                <text:p>-0.009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384">
                <text:p>0.01384</text:p>
              </table:table-cell>
              <table:table-cell office:value-type="float" office:value="-0.0143">
                <text:p>-0.01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925">
                <text:p>0.01925</text:p>
              </table:table-cell>
              <table:table-cell office:value-type="float" office:value="-0.01718">
                <text:p>-0.017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619">
                <text:p>0.02619</text:p>
              </table:table-cell>
              <table:table-cell office:value-type="float" office:value="-0.0203">
                <text:p>-0.02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452">
                <text:p>0.03452</text:p>
              </table:table-cell>
              <table:table-cell office:value-type="float" office:value="-0.02347">
                <text:p>-0.023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46">
                <text:p>0.0646</text:p>
              </table:table-cell>
              <table:table-cell office:value-type="float" office:value="-0.03186">
                <text:p>-0.031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556">
                <text:p>0.07556</text:p>
              </table:table-cell>
              <table:table-cell office:value-type="float" office:value="-0.03415">
                <text:p>-0.034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825">
                <text:p>0.09825</text:p>
              </table:table-cell>
              <table:table-cell office:value-type="float" office:value="-0.03801">
                <text:p>-0.038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166">
                <text:p>0.12166</text:p>
              </table:table-cell>
              <table:table-cell office:value-type="float" office:value="-0.04103">
                <text:p>-0.041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3355">
                <text:p>0.13355</text:p>
              </table:table-cell>
              <table:table-cell office:value-type="float" office:value="-0.04229">
                <text:p>-0.042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554">
                <text:p>0.14554</text:p>
              </table:table-cell>
              <table:table-cell office:value-type="float" office:value="-0.04338">
                <text:p>-0.043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762">
                <text:p>0.15762</text:p>
              </table:table-cell>
              <table:table-cell office:value-type="float" office:value="-0.04434">
                <text:p>-0.044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0652">
                <text:p>0.20652</text:p>
              </table:table-cell>
              <table:table-cell office:value-type="float" office:value="-0.04696">
                <text:p>-0.046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1885">
                <text:p>0.21885</text:p>
              </table:table-cell>
              <table:table-cell office:value-type="float" office:value="-0.04736">
                <text:p>-0.047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122">
                <text:p>0.23122</text:p>
              </table:table-cell>
              <table:table-cell office:value-type="float" office:value="-0.04767">
                <text:p>-0.047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4362">
                <text:p>0.24362</text:p>
              </table:table-cell>
              <table:table-cell office:value-type="float" office:value="-0.04791">
                <text:p>-0.047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604">
                <text:p>0.25604</text:p>
              </table:table-cell>
              <table:table-cell office:value-type="float" office:value="-0.04807">
                <text:p>-0.048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6848">
                <text:p>0.26848</text:p>
              </table:table-cell>
              <table:table-cell office:value-type="float" office:value="-0.04816">
                <text:p>-0.04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9342">
                <text:p>0.29342</text:p>
              </table:table-cell>
              <table:table-cell office:value-type="float" office:value="-0.04814">
                <text:p>-0.048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093">
                <text:p>0.33093</text:p>
              </table:table-cell>
              <table:table-cell office:value-type="float" office:value="-0.0477">
                <text:p>-0.04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346">
                <text:p>0.34346</text:p>
              </table:table-cell>
              <table:table-cell office:value-type="float" office:value="-0.04745">
                <text:p>-0.047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599">
                <text:p>0.35599</text:p>
              </table:table-cell>
              <table:table-cell office:value-type="float" office:value="-0.04716">
                <text:p>-0.047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853">
                <text:p>0.36853</text:p>
              </table:table-cell>
              <table:table-cell office:value-type="float" office:value="-0.04682">
                <text:p>-0.046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108">
                <text:p>0.38108</text:p>
              </table:table-cell>
              <table:table-cell office:value-type="float" office:value="-0.04644">
                <text:p>-0.046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62">
                <text:p>0.4062</text:p>
              </table:table-cell>
              <table:table-cell office:value-type="float" office:value="-0.04556">
                <text:p>-0.045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3132">
                <text:p>0.43132</text:p>
              </table:table-cell>
              <table:table-cell office:value-type="float" office:value="-0.04453">
                <text:p>-0.044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6904">
                <text:p>0.46904</text:p>
              </table:table-cell>
              <table:table-cell office:value-type="float" office:value="-0.04274">
                <text:p>-0.042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162">
                <text:p>0.48162</text:p>
              </table:table-cell>
              <table:table-cell office:value-type="float" office:value="-0.04208">
                <text:p>-0.042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942">
                <text:p>0.4942</text:p>
              </table:table-cell>
              <table:table-cell office:value-type="float" office:value="-0.04139">
                <text:p>-0.041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0678">
                <text:p>0.50678</text:p>
              </table:table-cell>
              <table:table-cell office:value-type="float" office:value="-0.04067">
                <text:p>-0.040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4455">
                <text:p>0.54455</text:p>
              </table:table-cell>
              <table:table-cell office:value-type="float" office:value="-0.03836">
                <text:p>-0.038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5715">
                <text:p>0.55715</text:p>
              </table:table-cell>
              <table:table-cell office:value-type="float" office:value="-0.03754">
                <text:p>-0.037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6975">
                <text:p>0.56975</text:p>
              </table:table-cell>
              <table:table-cell office:value-type="float" office:value="-0.0367">
                <text:p>-0.03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9495">
                <text:p>0.59495</text:p>
              </table:table-cell>
              <table:table-cell office:value-type="float" office:value="-0.03496">
                <text:p>-0.034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0756">
                <text:p>0.60756</text:p>
              </table:table-cell>
              <table:table-cell office:value-type="float" office:value="-0.03406">
                <text:p>-0.034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2017">
                <text:p>0.62017</text:p>
              </table:table-cell>
              <table:table-cell office:value-type="float" office:value="-0.03315">
                <text:p>-0.033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5801">
                <text:p>0.65801</text:p>
              </table:table-cell>
              <table:table-cell office:value-type="float" office:value="-0.03031">
                <text:p>-0.030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7063">
                <text:p>0.67063</text:p>
              </table:table-cell>
              <table:table-cell office:value-type="float" office:value="-0.02933">
                <text:p>-0.029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8325">
                <text:p>0.68325</text:p>
              </table:table-cell>
              <table:table-cell office:value-type="float" office:value="-0.02834">
                <text:p>-0.028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9587">
                <text:p>0.69587</text:p>
              </table:table-cell>
              <table:table-cell office:value-type="float" office:value="-0.02734">
                <text:p>-0.027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2112">
                <text:p>0.72112</text:p>
              </table:table-cell>
              <table:table-cell office:value-type="float" office:value="-0.02531">
                <text:p>-0.025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3374">
                <text:p>0.73374</text:p>
              </table:table-cell>
              <table:table-cell office:value-type="float" office:value="-0.02428">
                <text:p>-0.024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716">
                <text:p>0.7716</text:p>
              </table:table-cell>
              <table:table-cell office:value-type="float" office:value="-0.02113">
                <text:p>-0.021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8422">
                <text:p>0.78422</text:p>
              </table:table-cell>
              <table:table-cell office:value-type="float" office:value="-0.02006">
                <text:p>-0.020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9683">
                <text:p>0.79683</text:p>
              </table:table-cell>
              <table:table-cell office:value-type="float" office:value="-0.01898">
                <text:p>-0.018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0944">
                <text:p>0.80944</text:p>
              </table:table-cell>
              <table:table-cell office:value-type="float" office:value="-0.01789">
                <text:p>-0.017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2206">
                <text:p>0.82206</text:p>
              </table:table-cell>
              <table:table-cell office:value-type="float" office:value="-0.01679">
                <text:p>-0.016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4728">
                <text:p>0.84728</text:p>
              </table:table-cell>
              <table:table-cell office:value-type="float" office:value="-0.01455">
                <text:p>-0.014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8515">
                <text:p>0.88515</text:p>
              </table:table-cell>
              <table:table-cell office:value-type="float" office:value="-0.01114">
                <text:p>-0.011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9778">
                <text:p>0.89778</text:p>
              </table:table-cell>
              <table:table-cell office:value-type="float" office:value="-0.00999">
                <text:p>-0.009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2307">
                <text:p>0.92307</text:p>
              </table:table-cell>
              <table:table-cell office:value-type="float" office:value="-0.00769">
                <text:p>-0.007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3571">
                <text:p>0.93571</text:p>
              </table:table-cell>
              <table:table-cell office:value-type="float" office:value="-0.00654">
                <text:p>-0.006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4833">
                <text:p>0.94833</text:p>
              </table:table-cell>
              <table:table-cell office:value-type="float" office:value="-0.0054">
                <text:p>-0.00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091">
                <text:p>0.96091</text:p>
              </table:table-cell>
              <table:table-cell office:value-type="float" office:value="-0.00428">
                <text:p>-0.004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0.0007">
                <text:p>0.00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